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61"/>
    <style:style style:name="ce43" style:family="table-cell" style:parent-style-name="Default" style:data-style-name="N61">
      <style:table-cell-properties fo:background-color="#cc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6" style:family="table-cell" style:parent-style-name="Default" style:data-style-name="N61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0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08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4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8" style:family="table-cell" style:parent-style-name="Default">
      <style:table-cell-properties fo:background-color="#ccffff"/>
    </style:style>
    <style:style style:name="ce59" style:family="table-cell" style:parent-style-name="Default" style:data-style-name="N61">
      <style:table-cell-properties fo:background-color="#ccffff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62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63" style:family="table-cell" style:parent-style-name="Default">
      <style:table-cell-properties fo:background-color="#ff0000" style:diagonal-bl-tr="none" style:diagonal-tl-br="none" style:rotation-align="none"/>
    </style:style>
    <style:style style:name="ce64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ccffcc"/>
    </style:style>
    <style:style style:name="ce70" style:family="table-cell" style:parent-style-name="Default">
      <style:table-cell-properties fo:background-color="#99cc00"/>
    </style:style>
    <style:style style:name="ce71" style:family="table-cell" style:parent-style-name="Default" style:data-style-name="N1"/>
    <style:style style:name="ce7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4"/>
        <table:table-column table:style-name="co2" table:default-cell-style-name="ce29"/>
        <table:table-column table:style-name="co2" table:default-cell-style-name="ce35"/>
        <table:table-column table:style-name="co4" table:default-cell-style-name="ce41"/>
        <table:table-column table:style-name="co5" table:default-cell-style-name="ce24"/>
        <table:table-column table:style-name="co3" table:default-cell-style-name="ce41"/>
        <table:table-column table:style-name="co2" table:number-columns-repeated="2" table:default-cell-style-name="ce50"/>
        <table:table-column table:style-name="co3" table:default-cell-style-name="ce41"/>
        <table:table-column table:style-name="co2" table:default-cell-style-name="ce55"/>
        <table:table-column table:style-name="co6" table:default-cell-style-name="ce59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9"/>
        <table:table-column table:style-name="co8" table:default-cell-style-name="ce70"/>
        <table:table-column table:style-name="co9" table:default-cell-style-name="Default"/>
        <table:table-column table:style-name="co10" table:default-cell-style-name="ce72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/>
          <table:table-cell table:style-name="ce48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4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]" office:value-type="float" office:value="7200">
            <text:p>7,20E+03</text:p>
          </table:table-cell>
          <table:table-cell table:style-name="ce24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style-name="ce58" table:formula="of:=[.R10]*10^3+100" office:value-type="float" office:value="7200">
            <text:p>72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]" office:value-type="float" office:value="70100">
            <text:p>7,01E+04</text:p>
          </table:table-cell>
          <table:table-cell table:style-name="ce24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style-name="ce58" table:formula="of:=[.R11]*10^3+100" office:value-type="float" office:value="70100">
            <text:p>701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style-name="ce58" table:formula="of:=[.R1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style-name="ce58" table:formula="of:=[.R13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style-name="ce58" table:formula="of:=[.R14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style-name="ce58" table:formula="of:=[.R1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6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4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4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25]" office:value-type="float" office:value="7200">
            <text:p>7,20E+03</text:p>
          </table:table-cell>
          <table:table-cell table:style-name="ce24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style-name="ce58" table:formula="of:=[.R25]*10^3+100" office:value-type="float" office:value="7200">
            <text:p>72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26]" office:value-type="float" office:value="72100">
            <text:p>7,21E+04</text:p>
          </table:table-cell>
          <table:table-cell table:style-name="ce24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style-name="ce58" table:formula="of:=[.R26]*10^3+100" office:value-type="float" office:value="72100">
            <text:p>721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style-name="ce58" table:formula="of:=[.R27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style-name="ce58" table:formula="of:=[.R28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style-name="ce58" table:formula="of:=[.R2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style-name="ce58" table:formula="of:=[.R30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3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4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39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0]" office:value-type="float" office:value="7200">
            <text:p>7,20E+03</text:p>
          </table:table-cell>
          <table:table-cell table:style-name="ce24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style-name="ce58" table:formula="of:=[.R40]*10^3+100" office:value-type="float" office:value="7200">
            <text:p>72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]" office:value-type="float" office:value="69100">
            <text:p>6,91E+04</text:p>
          </table:table-cell>
          <table:table-cell table:style-name="ce24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style-name="ce58" table:formula="of:=[.R41]*10^3+100" office:value-type="float" office:value="69100">
            <text:p>691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style-name="ce58" table:formula="of:=[.R4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style-name="ce58" table:formula="of:=[.R43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style-name="ce58" table:formula="of:=[.R4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style-name="ce58" table:formula="of:=[.R4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46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4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4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5]" office:value-type="float" office:value="7000">
            <text:p>7,00E+03</text:p>
          </table:table-cell>
          <table:table-cell table:style-name="ce24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style-name="ce58" table:formula="of:=[.R55]*10^3+100" office:value-type="float" office:value="7000">
            <text:p>70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]" office:value-type="float" office:value="71100">
            <text:p>7,11E+04</text:p>
          </table:table-cell>
          <table:table-cell table:style-name="ce24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style-name="ce58" table:formula="of:=[.R56]*10^3+100" office:value-type="float" office:value="71100">
            <text:p>711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style-name="ce58" table:formula="of:=[.R57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style-name="ce58" table:formula="of:=[.R5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style-name="ce58" table:formula="of:=[.R5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style-name="ce58" table:formula="of:=[.R6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61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4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69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0]" office:value-type="float" office:value="7100">
            <text:p>7,10E+03</text:p>
          </table:table-cell>
          <table:table-cell table:style-name="ce24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style-name="ce58" table:formula="of:=[.R70]*10^3+100" office:value-type="float" office:value="7100">
            <text:p>7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]" office:value-type="float" office:value="71100">
            <text:p>7,11E+04</text:p>
          </table:table-cell>
          <table:table-cell table:style-name="ce24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style-name="ce58" table:formula="of:=[.R71]*10^3+100" office:value-type="float" office:value="71100">
            <text:p>71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style-name="ce58" table:formula="of:=[.R72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style-name="ce58" table:formula="of:=[.R7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style-name="ce58" table:formula="of:=[.R7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style-name="ce58" table:formula="of:=[.R7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76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4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84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5]" office:value-type="float" office:value="7200">
            <text:p>7,20E+03</text:p>
          </table:table-cell>
          <table:table-cell table:style-name="ce24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style-name="ce58" table:formula="of:=[.R85]*10^3+100" office:value-type="float" office:value="7200">
            <text:p>72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]" office:value-type="float" office:value="70100">
            <text:p>7,01E+04</text:p>
          </table:table-cell>
          <table:table-cell table:style-name="ce24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style-name="ce58" table:formula="of:=[.R86]*10^3+100" office:value-type="float" office:value="70100">
            <text:p>701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style-name="ce58" table:formula="of:=[.R8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style-name="ce58" table:formula="of:=[.R88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style-name="ce58" table:formula="of:=[.R8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style-name="ce58" table:formula="of:=[.R9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91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4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99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0]" office:value-type="float" office:value="7200">
            <text:p>7,20E+03</text:p>
          </table:table-cell>
          <table:table-cell table:style-name="ce24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style-name="ce58" table:formula="of:=[.R100]*10^3+100" office:value-type="float" office:value="7200">
            <text:p>72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]" office:value-type="float" office:value="72100">
            <text:p>7,21E+04</text:p>
          </table:table-cell>
          <table:table-cell table:style-name="ce24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style-name="ce58" table:formula="of:=[.R101]*10^3+100" office:value-type="float" office:value="72100">
            <text:p>721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style-name="ce58" table:formula="of:=[.R102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style-name="ce58" table:formula="of:=[.R10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style-name="ce58" table:formula="of:=[.R104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style-name="ce58" table:formula="of:=[.R105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06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4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14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5]" office:value-type="float" office:value="7100">
            <text:p>7,10E+03</text:p>
          </table:table-cell>
          <table:table-cell table:style-name="ce24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style-name="ce58" table:formula="of:=[.R115]*10^3+100" office:value-type="float" office:value="7100">
            <text:p>7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6]" office:value-type="float" office:value="70100">
            <text:p>7,01E+04</text:p>
          </table:table-cell>
          <table:table-cell table:style-name="ce24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style-name="ce58" table:formula="of:=[.R116]*10^3+100" office:value-type="float" office:value="70100">
            <text:p>70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style-name="ce58" table:formula="of:=[.R11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style-name="ce58" table:formula="of:=[.R11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style-name="ce58" table:formula="of:=[.R11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style-name="ce58" table:formula="of:=[.R120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4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0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31]" office:value-type="float" office:value="7200">
            <text:p>7,20E+03</text:p>
          </table:table-cell>
          <table:table-cell table:style-name="ce24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style-name="ce58" table:formula="of:=[.R131]*10^3+100" office:value-type="float" office:value="7200">
            <text:p>7200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32]" office:value-type="float" office:value="72100">
            <text:p>7,21E+04</text:p>
          </table:table-cell>
          <table:table-cell table:style-name="ce24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formula="of:=[.R132]*10^3+100" office:value-type="float" office:value="72100">
            <text:p>7,21E+04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formula="of:=[.R133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formula="of:=[.R134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formula="of:=[.R135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formula="of:=[.R136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7"/>
          <table:table-cell table:formula="of:=[.R137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4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45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46]" office:value-type="float" office:value="7100">
            <text:p>7,10E+03</text:p>
          </table:table-cell>
          <table:table-cell table:style-name="ce24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style-name="ce58" table:formula="of:=[.R146]*10^3+100" office:value-type="float" office:value="7100">
            <text:p>7100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47]" office:value-type="float" office:value="71100">
            <text:p>7,11E+04</text:p>
          </table:table-cell>
          <table:table-cell table:style-name="ce24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formula="of:=[.R147]*10^3+100" office:value-type="float" office:value="71100">
            <text:p>7,11E+04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formula="of:=[.R148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formula="of:=[.R149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formula="of:=[.R150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formula="of:=[.R151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7"/>
          <table:table-cell table:formula="of:=[.R152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4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59]*10^3+100" office:value-type="float" office:value="800">
            <text:p>800</text:p>
          </table:table-cell>
          <table:table-cell table:style-name="ce61" office:value-type="float" office:value="89">
            <text:p>8,90E+01</text:p>
          </table:table-cell>
          <table:table-cell table:style-name="ce65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60]" office:value-type="float" office:value="7000">
            <text:p>7,00E+03</text:p>
          </table:table-cell>
          <table:table-cell table:style-name="ce24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style-name="ce58" table:formula="of:=[.R160]*10^3+100" office:value-type="float" office:value="7000">
            <text:p>7000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61]" office:value-type="float" office:value="72100">
            <text:p>7,21E+04</text:p>
          </table:table-cell>
          <table:table-cell table:style-name="ce24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formula="of:=[.R161]*10^3+100" office:value-type="float" office:value="72100">
            <text:p>7,21E+04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formula="of:=[.R162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formula="of:=[.R163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formula="of:=[.R164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formula="of:=[.R165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7"/>
          <table:table-cell table:formula="of:=[.R166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4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74]*10^3+100" office:value-type="float" office:value="780">
            <text:p>780</text:p>
          </table:table-cell>
          <table:table-cell table:style-name="ce61" office:value-type="float" office:value="90">
            <text:p>9,00E+01</text:p>
          </table:table-cell>
          <table:table-cell table:style-name="ce65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75]" office:value-type="float" office:value="7300">
            <text:p>7,30E+03</text:p>
          </table:table-cell>
          <table:table-cell table:style-name="ce24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style-name="ce58" table:formula="of:=[.R175]*10^3+100" office:value-type="float" office:value="7300">
            <text:p>7300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76]" office:value-type="float" office:value="71100">
            <text:p>7,11E+04</text:p>
          </table:table-cell>
          <table:table-cell table:style-name="ce24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formula="of:=[.R176]*10^3+100" office:value-type="float" office:value="71100">
            <text:p>7,11E+04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5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formula="of:=[.R177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formula="of:=[.R178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formula="of:=[.R179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formula="of:=[.R180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7"/>
          <table:table-cell table:formula="of:=[.R181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4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8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89]" office:value-type="float" office:value="7000">
            <text:p>7,00E+03</text:p>
          </table:table-cell>
          <table:table-cell table:style-name="ce24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style-name="ce58" table:formula="of:=[.R189]*10^3+100" office:value-type="float" office:value="7000">
            <text:p>7000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90]" office:value-type="float" office:value="71100">
            <text:p>7,11E+04</text:p>
          </table:table-cell>
          <table:table-cell table:style-name="ce24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formula="of:=[.R190]*10^3+100" office:value-type="float" office:value="71100">
            <text:p>7,11E+04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formula="of:=[.R19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formula="of:=[.R19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formula="of:=[.R19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formula="of:=[.R194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7"/>
          <table:table-cell table:formula="of:=[.R19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4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6"/>
          <table:table-cell table:style-name="ce58" table:formula="of:=[.R203]*10^3+&quot;10000000o28&quot;" office:value-type="float" office:value="0">
            <text:p>#VALUE!</text:p>
          </table:table-cell>
          <table:table-cell table:style-name="ce61" office:value-type="float" office:value="8500000">
            <text:p>8,50E+06</text:p>
          </table:table-cell>
          <table:table-cell table:style-name="ce65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04]" office:value-type="float" office:value="7000">
            <text:p>7,00E+03</text:p>
          </table:table-cell>
          <table:table-cell table:style-name="ce24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style-name="ce58" table:formula="of:=[.R204]*10^3+100" office:value-type="float" office:value="7000">
            <text:p>7000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05]" office:value-type="float" office:value="71100">
            <text:p>7,11E+04</text:p>
          </table:table-cell>
          <table:table-cell table:style-name="ce24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formula="of:=[.R205]*10^3+100" office:value-type="float" office:value="71100">
            <text:p>7,11E+04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formula="of:=[.R20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formula="of:=[.R20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formula="of:=[.R20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formula="of:=[.R209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7"/>
          <table:table-cell table:formula="of:=[.R210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4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1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19]" office:value-type="float" office:value="7200">
            <text:p>7,20E+03</text:p>
          </table:table-cell>
          <table:table-cell table:style-name="ce24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style-name="ce58" table:formula="of:=[.R219]*10^3+100" office:value-type="float" office:value="7200">
            <text:p>7200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20]" office:value-type="float" office:value="73100">
            <text:p>7,31E+04</text:p>
          </table:table-cell>
          <table:table-cell table:style-name="ce24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formula="of:=[.R220]*10^3+100" office:value-type="float" office:value="73100">
            <text:p>7,31E+04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formula="of:=[.R221]*10^6" office:value-type="float" office:value="670000">
            <text:p>6,7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formula="of:=[.R22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formula="of:=[.R22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formula="of:=[.R224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7"/>
          <table:table-cell table:formula="of:=[.R22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4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233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34]" office:value-type="float" office:value="7100">
            <text:p>7,10E+03</text:p>
          </table:table-cell>
          <table:table-cell table:style-name="ce24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style-name="ce58" table:formula="of:=[.R234]*10^3+100" office:value-type="float" office:value="7100">
            <text:p>7100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35]" office:value-type="float" office:value="73100">
            <text:p>7,31E+04</text:p>
          </table:table-cell>
          <table:table-cell table:style-name="ce24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formula="of:=[.R235]*10^3+100" office:value-type="float" office:value="73100">
            <text:p>7,31E+04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formula="of:=[.R236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formula="of:=[.R23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formula="of:=[.R23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formula="of:=[.R23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7"/>
          <table:table-cell table:formula="of:=[.R24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4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48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49]" office:value-type="float" office:value="7100">
            <text:p>7,10E+03</text:p>
          </table:table-cell>
          <table:table-cell table:style-name="ce24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style-name="ce58" table:formula="of:=[.R249]*10^3+100" office:value-type="float" office:value="7100">
            <text:p>7100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9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50]" office:value-type="float" office:value="71100">
            <text:p>7,11E+04</text:p>
          </table:table-cell>
          <table:table-cell table:style-name="ce24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formula="of:=[.R250]*10^3+100" office:value-type="float" office:value="71100">
            <text:p>7,11E+04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formula="of:=[.R25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formula="of:=[.R252]*10^6" office:value-type="float" office:value="7500000">
            <text:p>7,5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formula="of:=[.R25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formula="of:=[.R25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7"/>
          <table:table-cell table:formula="of:=[.R25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4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63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64]" office:value-type="float" office:value="7300">
            <text:p>7,30E+03</text:p>
          </table:table-cell>
          <table:table-cell table:style-name="ce24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style-name="ce58" table:formula="of:=[.R264]*10^3+100" office:value-type="float" office:value="7300">
            <text:p>7300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0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65]" office:value-type="float" office:value="72100">
            <text:p>7,21E+04</text:p>
          </table:table-cell>
          <table:table-cell table:style-name="ce24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formula="of:=[.R265]*10^3+100" office:value-type="float" office:value="72100">
            <text:p>7,21E+04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0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formula="of:=[.R26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formula="of:=[.R26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formula="of:=[.R268]*10^6" office:value-type="float" office:value="71000000">
            <text:p>7,1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formula="of:=[.R26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7"/>
          <table:table-cell table:formula="of:=[.R27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4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78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79]" office:value-type="float" office:value="7200">
            <text:p>7,20E+03</text:p>
          </table:table-cell>
          <table:table-cell table:style-name="ce24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style-name="ce58" table:formula="of:=[.R279]*10^3+100" office:value-type="float" office:value="7200">
            <text:p>7200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2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80]" office:value-type="float" office:value="72100">
            <text:p>7,21E+04</text:p>
          </table:table-cell>
          <table:table-cell table:style-name="ce24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formula="of:=[.R280]*10^3+100" office:value-type="float" office:value="72100">
            <text:p>7,21E+04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1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formula="of:=[.R28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formula="of:=[.R28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formula="of:=[.R28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formula="of:=[.R28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7"/>
          <table:table-cell table:formula="of:=[.R28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4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293]*10^3+100" office:value-type="float" office:value="810">
            <text:p>81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94]" office:value-type="float" office:value="7000">
            <text:p>7,00E+03</text:p>
          </table:table-cell>
          <table:table-cell table:style-name="ce24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style-name="ce58" table:formula="of:=[.R294]*10^3+100" office:value-type="float" office:value="7000">
            <text:p>7000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3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95]" office:value-type="float" office:value="72100">
            <text:p>7,21E+04</text:p>
          </table:table-cell>
          <table:table-cell table:style-name="ce24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formula="of:=[.R295]*10^3+100" office:value-type="float" office:value="72100">
            <text:p>7,21E+04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3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formula="of:=[.R29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formula="of:=[.R297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formula="of:=[.R29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formula="of:=[.R29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7"/>
          <table:table-cell table:formula="of:=[.R30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4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6"/>
          <table:table-cell table:style-name="ce58" table:formula="of:=[.R308]*10^3+100" office:value-type="float" office:value="820">
            <text:p>82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09]" office:value-type="float" office:value="7000">
            <text:p>7,00E+03</text:p>
          </table:table-cell>
          <table:table-cell table:style-name="ce24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style-name="ce58" table:formula="of:=[.R309]*10^3+100" office:value-type="float" office:value="7000">
            <text:p>7000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5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10]" office:value-type="float" office:value="74100">
            <text:p>7,41E+04</text:p>
          </table:table-cell>
          <table:table-cell table:style-name="ce24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formula="of:=[.R310]*10^3+100" office:value-type="float" office:value="74100">
            <text:p>7,41E+04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4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formula="of:=[.R31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formula="of:=[.R31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formula="of:=[.R31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formula="of:=[.R31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7"/>
          <table:table-cell table:formula="of:=[.R31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4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323]*10^3+100" office:value-type="float" office:value="780">
            <text:p>78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24]" office:value-type="float" office:value="6900">
            <text:p>6,90E+03</text:p>
          </table:table-cell>
          <table:table-cell table:style-name="ce24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style-name="ce58" table:formula="of:=[.R324]*10^3+100" office:value-type="float" office:value="6900">
            <text:p>6900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6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25]" office:value-type="float" office:value="75100">
            <text:p>7,51E+04</text:p>
          </table:table-cell>
          <table:table-cell table:style-name="ce24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formula="of:=[.R325]*10^3+100" office:value-type="float" office:value="75100">
            <text:p>7,51E+04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6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formula="of:=[.R32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formula="of:=[.R32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formula="of:=[.R328]*10^6" office:value-type="float" office:value="72000000">
            <text:p>7,2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formula="of:=[.R32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7"/>
          <table:table-cell table:formula="of:=[.R33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4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3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39]" office:value-type="float" office:value="7300">
            <text:p>7,30E+03</text:p>
          </table:table-cell>
          <table:table-cell table:style-name="ce24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style-name="ce58" table:formula="of:=[.R339]*10^3+100" office:value-type="float" office:value="7300">
            <text:p>7300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40]" office:value-type="float" office:value="72100">
            <text:p>7,21E+04</text:p>
          </table:table-cell>
          <table:table-cell table:style-name="ce24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formula="of:=[.R340]*10^3+100" office:value-type="float" office:value="72100">
            <text:p>7,21E+04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7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formula="of:=[.R34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formula="of:=[.R34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formula="of:=[.R34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formula="of:=[.R344]*10^9" office:value-type="float" office:value="740000000">
            <text:p>7,4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71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7"/>
          <table:table-cell table:formula="of:=[.R34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4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53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54]" office:value-type="float" office:value="7300">
            <text:p>7,30E+03</text:p>
          </table:table-cell>
          <table:table-cell table:style-name="ce24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style-name="ce58" table:formula="of:=[.R354]*10^3+100" office:value-type="float" office:value="7300">
            <text:p>7300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9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55]" office:value-type="float" office:value="71100">
            <text:p>7,11E+04</text:p>
          </table:table-cell>
          <table:table-cell table:style-name="ce24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formula="of:=[.R355]*10^3+100" office:value-type="float" office:value="71100">
            <text:p>7,11E+04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9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formula="of:=[.R35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formula="of:=[.R35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formula="of:=[.R358]*10^6" office:value-type="float" office:value="64000000">
            <text:p>6,4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formula="of:=[.R359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7"/>
          <table:table-cell table:formula="of:=[.R36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8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4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68]*10^3+100" office:value-type="float" office:value="790">
            <text:p>790</text:p>
          </table:table-cell>
          <table:table-cell table:style-name="ce61" office:value-type="float" office:value="95">
            <text:p>9,50E+01</text:p>
          </table:table-cell>
          <table:table-cell table:style-name="ce65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69]" office:value-type="float" office:value="7100">
            <text:p>7,10E+03</text:p>
          </table:table-cell>
          <table:table-cell table:style-name="ce24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style-name="ce58" table:formula="of:=[.R369]*10^3+100" office:value-type="float" office:value="7100">
            <text:p>7100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1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70]" office:value-type="float" office:value="71100">
            <text:p>7,11E+04</text:p>
          </table:table-cell>
          <table:table-cell table:style-name="ce24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formula="of:=[.R370]*10^3+100" office:value-type="float" office:value="71100">
            <text:p>7,11E+04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0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formula="of:=[.R37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formula="of:=[.R37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formula="of:=[.R37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formula="of:=[.R37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7"/>
          <table:table-cell table:formula="of:=[.R37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4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383]*10^3+100" office:value-type="float" office:value="810">
            <text:p>81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84]" office:value-type="float" office:value="7100">
            <text:p>7,10E+03</text:p>
          </table:table-cell>
          <table:table-cell table:style-name="ce24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style-name="ce58" table:formula="of:=[.R384]*10^3+100" office:value-type="float" office:value="7100">
            <text:p>7100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2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85]" office:value-type="float" office:value="72100">
            <text:p>7,21E+04</text:p>
          </table:table-cell>
          <table:table-cell table:style-name="ce24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formula="of:=[.R385]*10^3+100" office:value-type="float" office:value="72100">
            <text:p>7,21E+04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2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formula="of:=[.R38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formula="of:=[.R38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formula="of:=[.R38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formula="of:=[.R38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7"/>
          <table:table-cell table:formula="of:=[.R39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4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9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99]" office:value-type="float" office:value="7000">
            <text:p>7,00E+03</text:p>
          </table:table-cell>
          <table:table-cell table:style-name="ce24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style-name="ce58" table:formula="of:=[.R399]*10^3+100" office:value-type="float" office:value="7000">
            <text:p>7000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4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00]" office:value-type="float" office:value="71100">
            <text:p>7,11E+04</text:p>
          </table:table-cell>
          <table:table-cell table:style-name="ce24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formula="of:=[.R400]*10^3+100" office:value-type="float" office:value="71100">
            <text:p>7,11E+04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3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formula="of:=[.R401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formula="of:=[.R40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formula="of:=[.R40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formula="of:=[.R40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7"/>
          <table:table-cell table:formula="of:=[.R405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4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413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14]" office:value-type="float" office:value="7200">
            <text:p>7,20E+03</text:p>
          </table:table-cell>
          <table:table-cell table:style-name="ce24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style-name="ce58" table:formula="of:=[.R414]*10^3+100" office:value-type="float" office:value="7200">
            <text:p>7200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5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5]" office:value-type="float" office:value="71100">
            <text:p>7,11E+04</text:p>
          </table:table-cell>
          <table:table-cell table:style-name="ce24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formula="of:=[.R415]*10^3+100" office:value-type="float" office:value="71100">
            <text:p>7,11E+04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5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formula="of:=[.R416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formula="of:=[.R41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formula="of:=[.R41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formula="of:=[.R419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7"/>
          <table:table-cell table:formula="of:=[.R42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4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428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29]" office:value-type="float" office:value="7100">
            <text:p>7,10E+03</text:p>
          </table:table-cell>
          <table:table-cell table:style-name="ce24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style-name="ce58" table:formula="of:=[.R429]*10^3+100" office:value-type="float" office:value="7100">
            <text:p>7100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7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30]" office:value-type="float" office:value="71100">
            <text:p>7,11E+04</text:p>
          </table:table-cell>
          <table:table-cell table:style-name="ce24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formula="of:=[.R430]*10^3+100" office:value-type="float" office:value="71100">
            <text:p>7,11E+04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6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formula="of:=[.R43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formula="of:=[.R43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formula="of:=[.R433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formula="of:=[.R434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7"/>
          <table:table-cell table:formula="of:=[.R43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4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443]*10^3+100" office:value-type="float" office:value="800">
            <text:p>80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44]" office:value-type="float" office:value="7000">
            <text:p>7,00E+03</text:p>
          </table:table-cell>
          <table:table-cell table:style-name="ce24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style-name="ce58" table:formula="of:=[.R444]*10^3+100" office:value-type="float" office:value="7000">
            <text:p>7000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8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45]" office:value-type="float" office:value="71100">
            <text:p>7,11E+04</text:p>
          </table:table-cell>
          <table:table-cell table:style-name="ce24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formula="of:=[.R445]*10^3+100" office:value-type="float" office:value="71100">
            <text:p>7,11E+04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8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formula="of:=[.R44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formula="of:=[.R44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formula="of:=[.R44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formula="of:=[.R44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7"/>
          <table:table-cell table:formula="of:=[.R45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4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6"/>
          <table:table-cell table:style-name="ce58" table:formula="of:=[.R457]*10^3+100" office:value-type="float" office:value="169">
            <text:p>169</text:p>
          </table:table-cell>
          <table:table-cell table:style-name="ce42" table:formula="of:=[.N458]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4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style-name="ce58" table:formula="of:=[.R458]*10^3+100" office:value-type="float" office:value="780">
            <text:p>78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59]" office:value-type="float" office:value="7000">
            <text:p>7,00E+03</text:p>
          </table:table-cell>
          <table:table-cell table:style-name="ce24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style-name="ce58" table:formula="of:=[.R459]*10^3+100" office:value-type="float" office:value="7000">
            <text:p>7000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60]" office:value-type="float" office:value="67100">
            <text:p>6,71E+04</text:p>
          </table:table-cell>
          <table:table-cell table:style-name="ce24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formula="of:=[.R460]*10^3+100" office:value-type="float" office:value="67100">
            <text:p>6,71E+04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formula="of:=[.R461]*10^6" office:value-type="float" office:value="660000">
            <text:p>6,6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formula="of:=[.R46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formula="of:=[.R46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7"/>
          <table:table-cell table:formula="of:=[.R46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formula="of:=[.R465]*10^9" office:value-type="float" office:value="7350000000">
            <text:p>7,35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71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4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6"/>
          <table:table-cell table:style-name="ce58" table:formula="of:=[.R471]*10^3+100" office:value-type="float" office:value="173">
            <text:p>173</text:p>
          </table:table-cell>
          <table:table-cell table:style-name="ce42" table:formula="of:=[.N472]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4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style-name="ce58" table:formula="of:=[.R47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73]" office:value-type="float" office:value="7200">
            <text:p>7,20E+03</text:p>
          </table:table-cell>
          <table:table-cell table:style-name="ce24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style-name="ce58" table:formula="of:=[.R473]*10^3+100" office:value-type="float" office:value="7200">
            <text:p>7200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15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74]" office:value-type="float" office:value="70100">
            <text:p>7,01E+04</text:p>
          </table:table-cell>
          <table:table-cell table:style-name="ce24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formula="of:=[.R474]*10^3+100" office:value-type="float" office:value="70100">
            <text:p>7,01E+04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12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formula="of:=[.R475]*10^6" office:value-type="float" office:value="730000">
            <text:p>7,3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formula="of:=[.R4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formula="of:=[.R4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7"/>
          <table:table-cell table:formula="of:=[.R47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formula="of:=[.R47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4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6"/>
          <table:table-cell table:style-name="ce58" table:formula="of:=[.R487]*10^3+100" office:value-type="float" office:value="860">
            <text:p>86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88]" office:value-type="float" office:value="7680">
            <text:p>7,68E+03</text:p>
          </table:table-cell>
          <table:table-cell table:style-name="ce24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style-name="ce58" table:formula="of:=[.R488]*10^3+100" office:value-type="float" office:value="7680">
            <text:p>7680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89]" office:value-type="float" office:value="75100">
            <text:p>7,51E+04</text:p>
          </table:table-cell>
          <table:table-cell table:style-name="ce24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formula="of:=[.R489]*10^3+100" office:value-type="float" office:value="75100">
            <text:p>7,51E+04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formula="of:=[.R490]*10^6" office:value-type="float" office:value="742000">
            <text:p>7,42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formula="of:=[.R491]*10^6" office:value-type="float" office:value="7360000">
            <text:p>7,36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formula="of:=[.R492]*10^6" office:value-type="float" office:value="73800000">
            <text:p>7,38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formula="of:=[.R493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49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4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6"/>
          <table:table-cell table:style-name="ce58" table:formula="of:=[.R502]*10^3+100" office:value-type="float" office:value="823">
            <text:p>823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03]" office:value-type="float" office:value="7590">
            <text:p>7,59E+03</text:p>
          </table:table-cell>
          <table:table-cell table:style-name="ce24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style-name="ce58" table:formula="of:=[.R503]*10^3+100" office:value-type="float" office:value="7590">
            <text:p>7590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04]" office:value-type="float" office:value="71600">
            <text:p>7,16E+04</text:p>
          </table:table-cell>
          <table:table-cell table:style-name="ce24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formula="of:=[.R504]*10^3+100" office:value-type="float" office:value="71600">
            <text:p>7,16E+04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formula="of:=[.R505]*10^6" office:value-type="float" office:value="726000">
            <text:p>7,26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formula="of:=[.R506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formula="of:=[.R507]*10^6" office:value-type="float" office:value="65500000">
            <text:p>6,55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formula="of:=[.R50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50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4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1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18]" office:value-type="float" office:value="7300">
            <text:p>7,30E+03</text:p>
          </table:table-cell>
          <table:table-cell table:style-name="ce24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style-name="ce58" table:formula="of:=[.R518]*10^3+100" office:value-type="float" office:value="7300">
            <text:p>7300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19]" office:value-type="float" office:value="72900">
            <text:p>7,29E+04</text:p>
          </table:table-cell>
          <table:table-cell table:style-name="ce24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formula="of:=[.R519]*10^3+100" office:value-type="float" office:value="72900">
            <text:p>7,29E+04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formula="of:=[.R520]*10^6" office:value-type="float" office:value="718000">
            <text:p>7,1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formula="of:=[.R521]*10^6" office:value-type="float" office:value="7190000">
            <text:p>7,19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formula="of:=[.R522]*10^6" office:value-type="float" office:value="72700000">
            <text:p>7,27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formula="of:=[.R523]*10^9" office:value-type="float" office:value="695000000">
            <text:p>6,95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71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52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4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32]*10^3+100" office:value-type="float" office:value="800">
            <text:p>80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33]" office:value-type="float" office:value="7000">
            <text:p>7,00E+03</text:p>
          </table:table-cell>
          <table:table-cell table:style-name="ce24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style-name="ce58" table:formula="of:=[.R533]*10^3+100" office:value-type="float" office:value="7000">
            <text:p>7000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34]" office:value-type="float" office:value="73100">
            <text:p>7,31E+04</text:p>
          </table:table-cell>
          <table:table-cell table:style-name="ce24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formula="of:=[.R534]*10^3+100" office:value-type="float" office:value="73100">
            <text:p>7,31E+04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formula="of:=[.R53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formula="of:=[.R53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formula="of:=[.R5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formula="of:=[.R53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7"/>
          <table:table-cell table:formula="of:=[.R53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4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47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48]" office:value-type="float" office:value="7000">
            <text:p>7,00E+03</text:p>
          </table:table-cell>
          <table:table-cell table:style-name="ce24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style-name="ce58" table:formula="of:=[.R548]*10^3+100" office:value-type="float" office:value="7000">
            <text:p>7000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49]" office:value-type="float" office:value="71100">
            <text:p>7,11E+04</text:p>
          </table:table-cell>
          <table:table-cell table:style-name="ce24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formula="of:=[.R549]*10^3+100" office:value-type="float" office:value="71100">
            <text:p>7,11E+04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formula="of:=[.R55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formula="of:=[.R55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formula="of:=[.R55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formula="of:=[.R55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7"/>
          <table:table-cell table:formula="of:=[.R55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4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56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63]" office:value-type="float" office:value="7200">
            <text:p>7,20E+03</text:p>
          </table:table-cell>
          <table:table-cell table:style-name="ce24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style-name="ce58" table:formula="of:=[.R563]*10^3+100" office:value-type="float" office:value="7200">
            <text:p>7200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4]" office:value-type="float" office:value="72100">
            <text:p>7,21E+04</text:p>
          </table:table-cell>
          <table:table-cell table:style-name="ce24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formula="of:=[.R564]*10^3+100" office:value-type="float" office:value="72100">
            <text:p>7,21E+04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formula="of:=[.R565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formula="of:=[.R5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formula="of:=[.R56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formula="of:=[.R56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7"/>
          <table:table-cell table:formula="of:=[.R56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4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77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78]" office:value-type="float" office:value="7100">
            <text:p>7,10E+03</text:p>
          </table:table-cell>
          <table:table-cell table:style-name="ce24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style-name="ce58" table:formula="of:=[.R578]*10^3+100" office:value-type="float" office:value="7100">
            <text:p>7100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79]" office:value-type="float" office:value="71100">
            <text:p>7,11E+04</text:p>
          </table:table-cell>
          <table:table-cell table:style-name="ce24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formula="of:=[.R579]*10^3+100" office:value-type="float" office:value="71100">
            <text:p>7,11E+04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formula="of:=[.R58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formula="of:=[.R58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formula="of:=[.R58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formula="of:=[.R583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7"/>
          <table:table-cell table:formula="of:=[.R5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4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92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93]" office:value-type="float" office:value="7000">
            <text:p>7,00E+03</text:p>
          </table:table-cell>
          <table:table-cell table:style-name="ce24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style-name="ce58" table:formula="of:=[.R593]*10^3+100" office:value-type="float" office:value="7000">
            <text:p>7000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94]" office:value-type="float" office:value="73100">
            <text:p>7,31E+04</text:p>
          </table:table-cell>
          <table:table-cell table:style-name="ce24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formula="of:=[.R594]*10^3+100" office:value-type="float" office:value="73100">
            <text:p>7,31E+04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formula="of:=[.R59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formula="of:=[.R59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formula="of:=[.R5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formula="of:=[.R59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7"/>
          <table:table-cell table:formula="of:=[.R5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4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0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08]" office:value-type="float" office:value="7100">
            <text:p>7,10E+03</text:p>
          </table:table-cell>
          <table:table-cell table:style-name="ce24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style-name="ce58" table:formula="of:=[.R608]*10^3+100" office:value-type="float" office:value="7100">
            <text:p>7100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09]" office:value-type="float" office:value="72100">
            <text:p>7,21E+04</text:p>
          </table:table-cell>
          <table:table-cell table:style-name="ce24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formula="of:=[.R609]*10^3+100" office:value-type="float" office:value="72100">
            <text:p>7,21E+04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formula="of:=[.R61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formula="of:=[.R61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formula="of:=[.R61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formula="of:=[.R61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7"/>
          <table:table-cell table:formula="of:=[.R61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4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622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23]" office:value-type="float" office:value="7100">
            <text:p>7,10E+03</text:p>
          </table:table-cell>
          <table:table-cell table:style-name="ce24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style-name="ce58" table:formula="of:=[.R623]*10^3+100" office:value-type="float" office:value="7100">
            <text:p>7100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24]" office:value-type="float" office:value="72100">
            <text:p>7,21E+04</text:p>
          </table:table-cell>
          <table:table-cell table:style-name="ce24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formula="of:=[.R624]*10^3+100" office:value-type="float" office:value="72100">
            <text:p>7,21E+04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formula="of:=[.R62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formula="of:=[.R62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formula="of:=[.R62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formula="of:=[.R62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7"/>
          <table:table-cell table:formula="of:=[.R62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4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37]*10^3+100" office:value-type="float" office:value="790">
            <text:p>79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38]" office:value-type="float" office:value="7200">
            <text:p>7,20E+03</text:p>
          </table:table-cell>
          <table:table-cell table:style-name="ce24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style-name="ce58" table:formula="of:=[.R638]*10^3+100" office:value-type="float" office:value="7200">
            <text:p>7200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39]" office:value-type="float" office:value="71100">
            <text:p>7,11E+04</text:p>
          </table:table-cell>
          <table:table-cell table:style-name="ce24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formula="of:=[.R639]*10^3+100" office:value-type="float" office:value="71100">
            <text:p>7,11E+04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formula="of:=[.R64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formula="of:=[.R64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formula="of:=[.R64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formula="of:=[.R64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7"/>
          <table:table-cell table:formula="of:=[.R64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4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52]*10^3+100" office:value-type="float" office:value="810">
            <text:p>81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53]" office:value-type="float" office:value="7200">
            <text:p>7,20E+03</text:p>
          </table:table-cell>
          <table:table-cell table:style-name="ce24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style-name="ce58" table:formula="of:=[.R653]*10^3+100" office:value-type="float" office:value="7200">
            <text:p>7200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54]" office:value-type="float" office:value="71100">
            <text:p>7,11E+04</text:p>
          </table:table-cell>
          <table:table-cell table:style-name="ce24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formula="of:=[.R654]*10^3+100" office:value-type="float" office:value="71100">
            <text:p>7,11E+04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formula="of:=[.R6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formula="of:=[.R656]*10^6" office:value-type="float" office:value="6700000">
            <text:p>6,7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formula="of:=[.R657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formula="of:=[.R65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7"/>
          <table:table-cell table:formula="of:=[.R65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4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67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68]" office:value-type="float" office:value="7000">
            <text:p>7,00E+03</text:p>
          </table:table-cell>
          <table:table-cell table:style-name="ce24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style-name="ce58" table:formula="of:=[.R668]*10^3+100" office:value-type="float" office:value="7000">
            <text:p>7000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69]" office:value-type="float" office:value="74100">
            <text:p>7,41E+04</text:p>
          </table:table-cell>
          <table:table-cell table:style-name="ce24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formula="of:=[.R669]*10^3+100" office:value-type="float" office:value="74100">
            <text:p>7,41E+04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formula="of:=[.R67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formula="of:=[.R6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formula="of:=[.R67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formula="of:=[.R67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7"/>
          <table:table-cell table:formula="of:=[.R6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4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682]*10^3+100" office:value-type="float" office:value="820">
            <text:p>82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83]" office:value-type="float" office:value="7100">
            <text:p>7,10E+03</text:p>
          </table:table-cell>
          <table:table-cell table:style-name="ce24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style-name="ce58" table:formula="of:=[.R683]*10^3+100" office:value-type="float" office:value="7100">
            <text:p>7100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84]" office:value-type="float" office:value="71100">
            <text:p>7,11E+04</text:p>
          </table:table-cell>
          <table:table-cell table:style-name="ce24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formula="of:=[.R684]*10^3+100" office:value-type="float" office:value="71100">
            <text:p>7,11E+04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formula="of:=[.R6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formula="of:=[.R68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formula="of:=[.R6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formula="of:=[.R6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7"/>
          <table:table-cell table:formula="of:=[.R6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4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697]*10^3+100" office:value-type="float" office:value="800">
            <text:p>80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98]" office:value-type="float" office:value="7300">
            <text:p>7,30E+03</text:p>
          </table:table-cell>
          <table:table-cell table:style-name="ce24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style-name="ce58" table:formula="of:=[.R698]*10^3+100" office:value-type="float" office:value="7300">
            <text:p>7300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4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99]" office:value-type="float" office:value="71100">
            <text:p>7,11E+04</text:p>
          </table:table-cell>
          <table:table-cell table:style-name="ce24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formula="of:=[.R699]*10^3+100" office:value-type="float" office:value="71100">
            <text:p>7,11E+04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3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formula="of:=[.R70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formula="of:=[.R70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formula="of:=[.R70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formula="of:=[.R70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7"/>
          <table:table-cell table:formula="of:=[.R70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4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71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13]" office:value-type="float" office:value="7000">
            <text:p>7,00E+03</text:p>
          </table:table-cell>
          <table:table-cell table:style-name="ce24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style-name="ce58" table:formula="of:=[.R713]*10^3+100" office:value-type="float" office:value="7000">
            <text:p>7000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5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4]" office:value-type="float" office:value="70100">
            <text:p>7,01E+04</text:p>
          </table:table-cell>
          <table:table-cell table:style-name="ce24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formula="of:=[.R714]*10^3+100" office:value-type="float" office:value="70100">
            <text:p>7,01E+04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5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formula="of:=[.R71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formula="of:=[.R71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formula="of:=[.R71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formula="of:=[.R71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7"/>
          <table:table-cell table:formula="of:=[.R71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4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27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28]" office:value-type="float" office:value="7300">
            <text:p>7,30E+03</text:p>
          </table:table-cell>
          <table:table-cell table:style-name="ce24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style-name="ce58" table:formula="of:=[.R728]*10^3+100" office:value-type="float" office:value="7300">
            <text:p>7300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7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29]" office:value-type="float" office:value="71100">
            <text:p>7,11E+04</text:p>
          </table:table-cell>
          <table:table-cell table:style-name="ce24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formula="of:=[.R729]*10^3+100" office:value-type="float" office:value="71100">
            <text:p>7,11E+04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6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formula="of:=[.R73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formula="of:=[.R73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formula="of:=[.R73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formula="of:=[.R73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7"/>
          <table:table-cell table:formula="of:=[.R73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4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42]*10^3+100" office:value-type="float" office:value="790">
            <text:p>79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43]" office:value-type="float" office:value="7300">
            <text:p>7,30E+03</text:p>
          </table:table-cell>
          <table:table-cell table:style-name="ce24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style-name="ce58" table:formula="of:=[.R743]*10^3+100" office:value-type="float" office:value="7300">
            <text:p>7300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8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44]" office:value-type="float" office:value="71100">
            <text:p>7,11E+04</text:p>
          </table:table-cell>
          <table:table-cell table:style-name="ce24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formula="of:=[.R744]*10^3+100" office:value-type="float" office:value="71100">
            <text:p>7,11E+04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8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formula="of:=[.R74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formula="of:=[.R74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formula="of:=[.R74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formula="of:=[.R74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7"/>
          <table:table-cell table:formula="of:=[.R74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4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57]*10^3+100" office:value-type="float" office:value="810">
            <text:p>81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58]" office:value-type="float" office:value="7200">
            <text:p>7,20E+03</text:p>
          </table:table-cell>
          <table:table-cell table:style-name="ce24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style-name="ce58" table:formula="of:=[.R758]*10^3+100" office:value-type="float" office:value="7200">
            <text:p>7200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59]" office:value-type="float" office:value="70100">
            <text:p>7,01E+04</text:p>
          </table:table-cell>
          <table:table-cell table:style-name="ce24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formula="of:=[.R759]*10^3+100" office:value-type="float" office:value="70100">
            <text:p>7,01E+04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formula="of:=[.R76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formula="of:=[.R7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formula="of:=[.R7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formula="of:=[.R76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7"/>
          <table:table-cell table:formula="of:=[.R764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4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772]*10^3+100" office:value-type="float" office:value="780">
            <text:p>78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73]" office:value-type="float" office:value="6900">
            <text:p>6,90E+03</text:p>
          </table:table-cell>
          <table:table-cell table:style-name="ce24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style-name="ce58" table:formula="of:=[.R773]*10^3+100" office:value-type="float" office:value="6900">
            <text:p>6900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1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74]" office:value-type="float" office:value="74100">
            <text:p>7,41E+04</text:p>
          </table:table-cell>
          <table:table-cell table:style-name="ce24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formula="of:=[.R774]*10^3+100" office:value-type="float" office:value="74100">
            <text:p>7,41E+04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1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formula="of:=[.R77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formula="of:=[.R7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formula="of:=[.R7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formula="of:=[.R77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7"/>
          <table:table-cell table:formula="of:=[.R77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4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8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88]" office:value-type="float" office:value="7100">
            <text:p>7,10E+03</text:p>
          </table:table-cell>
          <table:table-cell table:style-name="ce24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style-name="ce58" table:formula="of:=[.R788]*10^3+100" office:value-type="float" office:value="7100">
            <text:p>7100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89]" office:value-type="float" office:value="71100">
            <text:p>7,11E+04</text:p>
          </table:table-cell>
          <table:table-cell table:style-name="ce24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formula="of:=[.R789]*10^3+100" office:value-type="float" office:value="71100">
            <text:p>7,11E+04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formula="of:=[.R79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formula="of:=[.R79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formula="of:=[.R7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formula="of:=[.R79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7"/>
          <table:table-cell table:formula="of:=[.R79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4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802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03]" office:value-type="float" office:value="7000">
            <text:p>7,00E+03</text:p>
          </table:table-cell>
          <table:table-cell table:style-name="ce24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style-name="ce58" table:formula="of:=[.R803]*10^3+100" office:value-type="float" office:value="7000">
            <text:p>7000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04]" office:value-type="float" office:value="71100">
            <text:p>7,11E+04</text:p>
          </table:table-cell>
          <table:table-cell table:style-name="ce24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formula="of:=[.R804]*10^3+100" office:value-type="float" office:value="71100">
            <text:p>7,11E+04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formula="of:=[.R80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formula="of:=[.R80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formula="of:=[.R8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formula="of:=[.R8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7"/>
          <table:table-cell table:formula="of:=[.R80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4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1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18]" office:value-type="float" office:value="7100">
            <text:p>7,10E+03</text:p>
          </table:table-cell>
          <table:table-cell table:style-name="ce24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style-name="ce58" table:formula="of:=[.R818]*10^3+100" office:value-type="float" office:value="7100">
            <text:p>7100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19]" office:value-type="float" office:value="72100">
            <text:p>7,21E+04</text:p>
          </table:table-cell>
          <table:table-cell table:style-name="ce24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formula="of:=[.R819]*10^3+100" office:value-type="float" office:value="72100">
            <text:p>7,21E+04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formula="of:=[.R82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formula="of:=[.R82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formula="of:=[.R82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formula="of:=[.R82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7"/>
          <table:table-cell table:formula="of:=[.R82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4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6"/>
          <table:table-cell table:style-name="ce58" table:formula="of:=[.R832]*10^3+100" office:value-type="float" office:value="780">
            <text:p>78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33]" office:value-type="float" office:value="6900">
            <text:p>6,90E+03</text:p>
          </table:table-cell>
          <table:table-cell table:style-name="ce24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style-name="ce58" table:formula="of:=[.R833]*10^3+100" office:value-type="float" office:value="6900">
            <text:p>6900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34]" office:value-type="float" office:value="71100">
            <text:p>7,11E+04</text:p>
          </table:table-cell>
          <table:table-cell table:style-name="ce24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formula="of:=[.R834]*10^3+100" office:value-type="float" office:value="71100">
            <text:p>7,11E+04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formula="of:=[.R83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formula="of:=[.R83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formula="of:=[.R83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formula="of:=[.R83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7"/>
          <table:table-cell table:formula="of:=[.R8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4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4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48]" office:value-type="float" office:value="7200">
            <text:p>7,20E+03</text:p>
          </table:table-cell>
          <table:table-cell table:style-name="ce24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style-name="ce58" table:formula="of:=[.R848]*10^3+100" office:value-type="float" office:value="7200">
            <text:p>7200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49]" office:value-type="float" office:value="70100">
            <text:p>7,01E+04</text:p>
          </table:table-cell>
          <table:table-cell table:style-name="ce24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formula="of:=[.R849]*10^3+100" office:value-type="float" office:value="70100">
            <text:p>7,01E+04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formula="of:=[.R85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formula="of:=[.R85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formula="of:=[.R85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formula="of:=[.R85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7"/>
          <table:table-cell table:formula="of:=[.R85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4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862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63]" office:value-type="float" office:value="7100">
            <text:p>7,10E+03</text:p>
          </table:table-cell>
          <table:table-cell table:style-name="ce24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style-name="ce58" table:formula="of:=[.R863]*10^3+100" office:value-type="float" office:value="7100">
            <text:p>7100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4]" office:value-type="float" office:value="71100">
            <text:p>7,11E+04</text:p>
          </table:table-cell>
          <table:table-cell table:style-name="ce24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formula="of:=[.R864]*10^3+100" office:value-type="float" office:value="71100">
            <text:p>7,11E+04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formula="of:=[.R86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formula="of:=[.R8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formula="of:=[.R86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formula="of:=[.R86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7"/>
          <table:table-cell table:formula="of:=[.R86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4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877]*10^3+100" office:value-type="float" office:value="800">
            <text:p>80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78]" office:value-type="float" office:value="7300">
            <text:p>7,30E+03</text:p>
          </table:table-cell>
          <table:table-cell table:style-name="ce24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style-name="ce58" table:formula="of:=[.R878]*10^3+100" office:value-type="float" office:value="7300">
            <text:p>7300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79]" office:value-type="float" office:value="70100">
            <text:p>7,01E+04</text:p>
          </table:table-cell>
          <table:table-cell table:style-name="ce24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formula="of:=[.R879]*10^3+100" office:value-type="float" office:value="70100">
            <text:p>7,01E+04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formula="of:=[.R88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formula="of:=[.R88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formula="of:=[.R88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formula="of:=[.R88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7"/>
          <table:table-cell table:formula="of:=[.R8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4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89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93]" office:value-type="float" office:value="7000">
            <text:p>7,00E+03</text:p>
          </table:table-cell>
          <table:table-cell table:style-name="ce24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style-name="ce58" table:formula="of:=[.R893]*10^3+100" office:value-type="float" office:value="7000">
            <text:p>7000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94]" office:value-type="float" office:value="73100">
            <text:p>7,31E+04</text:p>
          </table:table-cell>
          <table:table-cell table:style-name="ce24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formula="of:=[.R894]*10^3+100" office:value-type="float" office:value="73100">
            <text:p>7,31E+04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formula="of:=[.R89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formula="of:=[.R89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formula="of:=[.R8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formula="of:=[.R89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7"/>
          <table:table-cell table:formula="of:=[.R8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4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90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08]" office:value-type="float" office:value="6900">
            <text:p>6,90E+03</text:p>
          </table:table-cell>
          <table:table-cell table:style-name="ce24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style-name="ce58" table:formula="of:=[.R908]*10^3+100" office:value-type="float" office:value="6900">
            <text:p>6900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09]" office:value-type="float" office:value="70200">
            <text:p>7,02E+04</text:p>
          </table:table-cell>
          <table:table-cell table:style-name="ce24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formula="of:=[.R909]*10^3+100" office:value-type="float" office:value="70200">
            <text:p>7,02E+04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formula="of:=[.R910]*10^6" office:value-type="float" office:value="688000">
            <text:p>6,8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formula="of:=[.R91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formula="of:=[.R912]*10^6" office:value-type="float" office:value="76000000">
            <text:p>7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formula="of:=[.R913]*10^9" office:value-type="float" office:value="696000000">
            <text:p>6,96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71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1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4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922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23]" office:value-type="float" office:value="7100">
            <text:p>7,10E+03</text:p>
          </table:table-cell>
          <table:table-cell table:style-name="ce24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style-name="ce58" table:formula="of:=[.R923]*10^3+100" office:value-type="float" office:value="7100">
            <text:p>7100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24]" office:value-type="float" office:value="71600">
            <text:p>7,16E+04</text:p>
          </table:table-cell>
          <table:table-cell table:style-name="ce24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formula="of:=[.R924]*10^3+100" office:value-type="float" office:value="71600">
            <text:p>7,16E+04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formula="of:=[.R925]*10^6" office:value-type="float" office:value="681000">
            <text:p>6,81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formula="of:=[.R92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formula="of:=[.R927]*10^6" office:value-type="float" office:value="72600000">
            <text:p>7,26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formula="of:=[.R928]*10^9" office:value-type="float" office:value="681000000">
            <text:p>6,8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71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2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4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3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38]" office:value-type="float" office:value="7200">
            <text:p>7,20E+03</text:p>
          </table:table-cell>
          <table:table-cell table:style-name="ce24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style-name="ce58" table:formula="of:=[.R938]*10^3+100" office:value-type="float" office:value="7200">
            <text:p>7200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39]" office:value-type="float" office:value="72000">
            <text:p>7,20E+04</text:p>
          </table:table-cell>
          <table:table-cell table:style-name="ce24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formula="of:=[.R939]*10^3+100" office:value-type="float" office:value="72000">
            <text:p>7,20E+04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formula="of:=[.R940]*10^6" office:value-type="float" office:value="723000">
            <text:p>7,23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formula="of:=[.R94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formula="of:=[.R942]*10^6" office:value-type="float" office:value="76100000">
            <text:p>7,6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formula="of:=[.R94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4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4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5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53]" office:value-type="float" office:value="7100">
            <text:p>7,10E+03</text:p>
          </table:table-cell>
          <table:table-cell table:style-name="ce24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style-name="ce58" table:formula="of:=[.R953]*10^3+100" office:value-type="float" office:value="7100">
            <text:p>7100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54]" office:value-type="float" office:value="70100">
            <text:p>7,01E+04</text:p>
          </table:table-cell>
          <table:table-cell table:style-name="ce24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formula="of:=[.R954]*10^3+100" office:value-type="float" office:value="70100">
            <text:p>7,01E+04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formula="of:=[.R9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formula="of:=[.R95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formula="of:=[.R95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formula="of:=[.R95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7"/>
          <table:table-cell table:formula="of:=[.R95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4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967]*10^3+100" office:value-type="float" office:value="770">
            <text:p>77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68]" office:value-type="float" office:value="7200">
            <text:p>7,20E+03</text:p>
          </table:table-cell>
          <table:table-cell table:style-name="ce24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style-name="ce58" table:formula="of:=[.R968]*10^3+100" office:value-type="float" office:value="7200">
            <text:p>7200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69]" office:value-type="float" office:value="72100">
            <text:p>7,21E+04</text:p>
          </table:table-cell>
          <table:table-cell table:style-name="ce24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formula="of:=[.R969]*10^3+100" office:value-type="float" office:value="72100">
            <text:p>7,21E+04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formula="of:=[.R97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formula="of:=[.R9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formula="of:=[.R97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formula="of:=[.R973]*10^9" office:value-type="float" office:value="670000000">
            <text:p>6,7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7"/>
          <table:table-cell table:formula="of:=[.R9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4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82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83]" office:value-type="float" office:value="7200">
            <text:p>7,20E+03</text:p>
          </table:table-cell>
          <table:table-cell table:style-name="ce24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style-name="ce58" table:formula="of:=[.R983]*10^3+100" office:value-type="float" office:value="7200">
            <text:p>7200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84]" office:value-type="float" office:value="70100">
            <text:p>7,01E+04</text:p>
          </table:table-cell>
          <table:table-cell table:style-name="ce24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formula="of:=[.R984]*10^3+100" office:value-type="float" office:value="70100">
            <text:p>7,01E+04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formula="of:=[.R9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formula="of:=[.R98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formula="of:=[.R9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formula="of:=[.R9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7"/>
          <table:table-cell table:formula="of:=[.R9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4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96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97]" office:value-type="float" office:value="7100">
            <text:p>7,10E+03</text:p>
          </table:table-cell>
          <table:table-cell table:style-name="ce24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style-name="ce58" table:formula="of:=[.R997]*10^3+100" office:value-type="float" office:value="7100">
            <text:p>7100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98]" office:value-type="float" office:value="71100">
            <text:p>7,11E+04</text:p>
          </table:table-cell>
          <table:table-cell table:style-name="ce24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formula="of:=[.R998]*10^3+100" office:value-type="float" office:value="71100">
            <text:p>7,11E+04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formula="of:=[.R999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formula="of:=[.R100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formula="of:=[.R100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formula="of:=[.R100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7"/>
          <table:table-cell table:formula="of:=[.R1003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4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011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12]" office:value-type="float" office:value="7200">
            <text:p>7,20E+03</text:p>
          </table:table-cell>
          <table:table-cell table:style-name="ce24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style-name="ce58" table:formula="of:=[.R1012]*10^3+100" office:value-type="float" office:value="7200">
            <text:p>7200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3]" office:value-type="float" office:value="70100">
            <text:p>7,01E+04</text:p>
          </table:table-cell>
          <table:table-cell table:style-name="ce24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formula="of:=[.R1013]*10^3+100" office:value-type="float" office:value="70100">
            <text:p>7,01E+04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formula="of:=[.R1014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formula="of:=[.R101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formula="of:=[.R101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formula="of:=[.R1017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7"/>
          <table:table-cell table:formula="of:=[.R1018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4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026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27]" office:value-type="float" office:value="7000">
            <text:p>7,00E+03</text:p>
          </table:table-cell>
          <table:table-cell table:style-name="ce24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style-name="ce58" table:formula="of:=[.R1027]*10^3+100" office:value-type="float" office:value="7000">
            <text:p>7000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28]" office:value-type="float" office:value="72100">
            <text:p>7,21E+04</text:p>
          </table:table-cell>
          <table:table-cell table:style-name="ce24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formula="of:=[.R1028]*10^3+100" office:value-type="float" office:value="72100">
            <text:p>7,21E+04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formula="of:=[.R1029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formula="of:=[.R103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formula="of:=[.R103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formula="of:=[.R103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7"/>
          <table:table-cell table:formula="of:=[.R1033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4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041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42]" office:value-type="float" office:value="7000">
            <text:p>7,00E+03</text:p>
          </table:table-cell>
          <table:table-cell table:style-name="ce24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style-name="ce58" table:formula="of:=[.R1042]*10^3+100" office:value-type="float" office:value="7000">
            <text:p>7000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43]" office:value-type="float" office:value="70100">
            <text:p>7,01E+04</text:p>
          </table:table-cell>
          <table:table-cell table:style-name="ce24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formula="of:=[.R1043]*10^3+100" office:value-type="float" office:value="70100">
            <text:p>7,01E+04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formula="of:=[.R1044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formula="of:=[.R104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formula="of:=[.R1046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formula="of:=[.R1047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7"/>
          <table:table-cell table:formula="of:=[.R1048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4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057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58]" office:value-type="float" office:value="7100">
            <text:p>7,10E+03</text:p>
          </table:table-cell>
          <table:table-cell table:style-name="ce24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style-name="ce58" table:formula="of:=[.R1058]*10^3+100" office:value-type="float" office:value="7100">
            <text:p>7100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59]" office:value-type="float" office:value="71100">
            <text:p>7,11E+04</text:p>
          </table:table-cell>
          <table:table-cell table:style-name="ce24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formula="of:=[.R1059]*10^3+100" office:value-type="float" office:value="71100">
            <text:p>7,11E+04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formula="of:=[.R106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formula="of:=[.R10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formula="of:=[.R10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formula="of:=[.R106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7"/>
          <table:table-cell table:formula="of:=[.R106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4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072]*10^3+100" office:value-type="float" office:value="790">
            <text:p>79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73]" office:value-type="float" office:value="7200">
            <text:p>7,20E+03</text:p>
          </table:table-cell>
          <table:table-cell table:style-name="ce24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style-name="ce58" table:formula="of:=[.R1073]*10^3+100" office:value-type="float" office:value="7200">
            <text:p>7200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74]" office:value-type="float" office:value="71100">
            <text:p>7,11E+04</text:p>
          </table:table-cell>
          <table:table-cell table:style-name="ce24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formula="of:=[.R1074]*10^3+100" office:value-type="float" office:value="71100">
            <text:p>7,11E+04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formula="of:=[.R107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formula="of:=[.R10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formula="of:=[.R107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formula="of:=[.R107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7"/>
          <table:table-cell table:formula="of:=[.R107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4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1087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88]" office:value-type="float" office:value="7100">
            <text:p>7,10E+03</text:p>
          </table:table-cell>
          <table:table-cell table:style-name="ce24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style-name="ce58" table:formula="of:=[.R1088]*10^3+100" office:value-type="float" office:value="7100">
            <text:p>7100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89]" office:value-type="float" office:value="73100">
            <text:p>7,31E+04</text:p>
          </table:table-cell>
          <table:table-cell table:style-name="ce24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formula="of:=[.R1089]*10^3+100" office:value-type="float" office:value="73100">
            <text:p>7,31E+04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formula="of:=[.R109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formula="of:=[.R109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formula="of:=[.R10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formula="of:=[.R109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7"/>
          <table:table-cell table:formula="of:=[.R109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4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102]*10^3+100" office:value-type="float" office:value="790">
            <text:p>79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03]" office:value-type="float" office:value="7100">
            <text:p>7,10E+03</text:p>
          </table:table-cell>
          <table:table-cell table:style-name="ce24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style-name="ce58" table:formula="of:=[.R1103]*10^3+100" office:value-type="float" office:value="7100">
            <text:p>7100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04]" office:value-type="float" office:value="71100">
            <text:p>7,11E+04</text:p>
          </table:table-cell>
          <table:table-cell table:style-name="ce24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formula="of:=[.R1104]*10^3+100" office:value-type="float" office:value="71100">
            <text:p>7,11E+04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formula="of:=[.R110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formula="of:=[.R110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formula="of:=[.R11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formula="of:=[.R11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7"/>
          <table:table-cell table:formula="of:=[.R110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4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17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18]" office:value-type="float" office:value="7200">
            <text:p>7,20E+03</text:p>
          </table:table-cell>
          <table:table-cell table:style-name="ce24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style-name="ce58" table:formula="of:=[.R1118]*10^3+100" office:value-type="float" office:value="7200">
            <text:p>7200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19]" office:value-type="float" office:value="74100">
            <text:p>7,41E+04</text:p>
          </table:table-cell>
          <table:table-cell table:style-name="ce24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formula="of:=[.R1119]*10^3+100" office:value-type="float" office:value="74100">
            <text:p>7,41E+04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formula="of:=[.R112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formula="of:=[.R112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formula="of:=[.R112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formula="of:=[.R112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7"/>
          <table:table-cell table:formula="of:=[.R112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4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32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33]" office:value-type="float" office:value="7000">
            <text:p>7,00E+03</text:p>
          </table:table-cell>
          <table:table-cell table:style-name="ce24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style-name="ce58" table:formula="of:=[.R1133]*10^3+100" office:value-type="float" office:value="7000">
            <text:p>7000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34]" office:value-type="float" office:value="73100">
            <text:p>7,31E+04</text:p>
          </table:table-cell>
          <table:table-cell table:style-name="ce24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formula="of:=[.R1134]*10^3+100" office:value-type="float" office:value="73100">
            <text:p>7,31E+04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formula="of:=[.R1135]*10^6" office:value-type="float" office:value="720000">
            <text:p>7,2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formula="of:=[.R1136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formula="of:=[.R11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formula="of:=[.R113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7"/>
          <table:table-cell table:formula="of:=[.R11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47]" office:value-type="float" office:value="650" table:number-columns-spanned="1" table:number-rows-spanned="3">
            <text:p>6,50E+02</text:p>
          </table:table-cell>
          <table:table-cell table:style-name="ce25" table:formula="of:=[.M1147]" office:value-type="float" office:value="100">
            <text:p>1,00E+02</text:p>
          </table:table-cell>
          <table:table-cell table:style-name="ce25" table:formula="of:=[.G1147]-[.N1147]" office:value-type="float" office:value="-550">
            <text:p>-5,50E+02</text:p>
          </table:table-cell>
          <table:table-cell table:style-name="ce51" table:formula="of:=(([.G1147]-[.N1147])-[.C1147])/[.C1147]*100" office:value-type="float" office:value="-178.571428571429">
            <text:p>-178,6</text:p>
          </table:table-cell>
          <table:table-cell table:style-name="ce51" table:formula="of:=1.1+SQRT([.O1147]^2+[.I1147]^2)" office:value-type="float" office:value="179.741414856804">
            <text:p>179,7</text:p>
          </table:table-cell>
          <table:table-cell table:style-name="ce47" table:formula="of:=TEXT([.J1147];&quot;0.0&quot;)&amp;&quot;&lt;15&quot;" office:value-type="string" office:string-value="179,7&lt;15">
            <text:p>179,7&lt;15</text:p>
          </table:table-cell>
          <table:table-cell table:style-name="ce56"/>
          <table:table-cell table:style-name="ce58" table:formula="of:=[.R1147]*10^3+100" office:value-type="float" office:value="100">
            <text:p>100</text:p>
          </table:table-cell>
          <table:table-cell table:style-name="ce61" office:value-type="float" office:value="650">
            <text:p>6,50E+02</text:p>
          </table:table-cell>
          <table:table-cell table:style-name="ce65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48]" office:value-type="float" office:value="100">
            <text:p>1,00E+02</text:p>
          </table:table-cell>
          <table:table-cell table:style-name="ce25" table:formula="of:=[.G1148]-[.N1148]" office:value-type="float" office:value="-550">
            <text:p>-5,50E+02</text:p>
          </table:table-cell>
          <table:table-cell table:style-name="ce51" table:formula="of:=(([.G1148]-[.N1148])-[.C1148])/[.C1148]*100" office:value-type="float" office:value="-107.857142857143">
            <text:p>-107,9</text:p>
          </table:table-cell>
          <table:table-cell table:style-name="ce51" table:formula="of:=1.1+SQRT([.O1148]^2+[.I1148]^2)" office:value-type="float" office:value="109.072974698793">
            <text:p>109,1</text:p>
          </table:table-cell>
          <table:table-cell table:style-name="ce47" table:formula="of:=TEXT([.J1148];&quot;0.0&quot;)&amp;&quot;&lt;15&quot;" office:value-type="string" office:string-value="109,1&lt;15">
            <text:p>109,1&lt;15</text:p>
          </table:table-cell>
          <table:table-cell/>
          <table:table-cell table:style-name="ce58" table:formula="of:=[.R1148]*10^3+100" office:value-type="float" office:value="100">
            <text:p>100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49]" office:value-type="float" office:value="100">
            <text:p>1,00E+02</text:p>
          </table:table-cell>
          <table:table-cell table:style-name="ce25" table:formula="of:=[.G1149]-[.N1149]" office:value-type="float" office:value="-550">
            <text:p>-5,50E+02</text:p>
          </table:table-cell>
          <table:table-cell table:style-name="ce51" table:formula="of:=(([.G1149]-[.N1149])-[.C1149])/[.C1149]*100" office:value-type="float" office:value="-100.785714285714">
            <text:p>-100,8</text:p>
          </table:table-cell>
          <table:table-cell table:style-name="ce51" table:formula="of:=1.1+SQRT([.O1149]^2+[.I1149]^2)" office:value-type="float" office:value="101.965059381738">
            <text:p>102,0</text:p>
          </table:table-cell>
          <table:table-cell table:style-name="ce47" table:formula="of:=TEXT([.J1149];&quot;0.0&quot;)&amp;&quot;&lt;15&quot;" office:value-type="string" office:string-value="102,0&lt;15">
            <text:p>102,0&lt;15</text:p>
          </table:table-cell>
          <table:table-cell/>
          <table:table-cell table:formula="of:=[.R1149]*10^3+100" office:value-type="float" office:value="100">
            <text:p>1,00E+02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50]" office:value-type="float" office:value="0">
            <text:p>0,00E+00</text:p>
          </table:table-cell>
          <table:table-cell table:style-name="ce47"/>
          <table:table-cell table:style-name="ce51" table:formula="of:=(([.G1150]-[.N1150])-[.C1150])/[.C1150]*100" office:value-type="float" office:value="-100">
            <text:p>-100,0</text:p>
          </table:table-cell>
          <table:table-cell table:style-name="ce51" table:formula="of:=1.1+SQRT([.O1150]^2+[.I1150]^2)" office:value-type="float" office:value="101.179968025574">
            <text:p>101,2</text:p>
          </table:table-cell>
          <table:table-cell table:style-name="ce47" table:formula="of:=TEXT([.J1150];&quot;0.0&quot;)&amp;&quot;&lt;15&quot;" office:value-type="string" office:string-value="101,2&lt;15">
            <text:p>101,2&lt;15</text:p>
          </table:table-cell>
          <table:table-cell/>
          <table:table-cell table:formula="of:=[.R1150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formula="of:=[.R1151]*10^6" office:value-type="float" office:value="71100000">
            <text:p>7,1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formula="of:=[.R1152]*10^6" office:value-type="float" office:value="712000000">
            <text:p>7,12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formula="of:=[.R1153]*10^9" office:value-type="float" office:value="7000000000">
            <text:p>7,00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7"/>
          <table:table-cell table:formula="of:=[.R1154]*10^9" office:value-type="float" office:value="10100000000">
            <text:p>1,01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71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62]" office:value-type="float" office:value="1240" table:number-columns-spanned="1" table:number-rows-spanned="3">
            <text:p>1,24E+03</text:p>
          </table:table-cell>
          <table:table-cell table:style-name="ce25" table:formula="of:=[.M1162]" office:value-type="float" office:value="100">
            <text:p>1,00E+02</text:p>
          </table:table-cell>
          <table:table-cell table:style-name="ce25" table:formula="of:=[.G1162]-[.N1162]" office:value-type="float" office:value="-1140">
            <text:p>-1,14E+03</text:p>
          </table:table-cell>
          <table:table-cell table:style-name="ce51" table:formula="of:=(([.G1162]-[.N1162])-[.C1162])/[.C1162]*100" office:value-type="float" office:value="-262.857142857143">
            <text:p>-262,9</text:p>
          </table:table-cell>
          <table:table-cell table:style-name="ce51" table:formula="of:=1.1+SQRT([.O1162]^2+[.I1162]^2)" office:value-type="float" office:value="264.00469290414">
            <text:p>264,0</text:p>
          </table:table-cell>
          <table:table-cell table:style-name="ce47" table:formula="of:=TEXT([.J1162];&quot;0.0&quot;)&amp;&quot;&lt;15&quot;" office:value-type="string" office:string-value="264,0&lt;15">
            <text:p>264,0&lt;15</text:p>
          </table:table-cell>
          <table:table-cell table:style-name="ce56"/>
          <table:table-cell table:style-name="ce58" table:formula="of:=[.R1162]*10^3+100" office:value-type="float" office:value="100">
            <text:p>100</text:p>
          </table:table-cell>
          <table:table-cell table:style-name="ce61" office:value-type="float" office:value="1240">
            <text:p>1,24E+03</text:p>
          </table:table-cell>
          <table:table-cell table:style-name="ce65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63]" office:value-type="float" office:value="100">
            <text:p>1,00E+02</text:p>
          </table:table-cell>
          <table:table-cell table:style-name="ce25" table:formula="of:=[.G1163]-[.N1163]" office:value-type="float" office:value="-1140">
            <text:p>-1,14E+03</text:p>
          </table:table-cell>
          <table:table-cell table:style-name="ce51" table:formula="of:=(([.G1163]-[.N1163])-[.C1163])/[.C1163]*100" office:value-type="float" office:value="-116.285714285714">
            <text:p>-116,3</text:p>
          </table:table-cell>
          <table:table-cell table:style-name="ce51" table:formula="of:=1.1+SQRT([.O1163]^2+[.I1163]^2)" office:value-type="float" office:value="117.493158505725">
            <text:p>117,5</text:p>
          </table:table-cell>
          <table:table-cell table:style-name="ce47" table:formula="of:=TEXT([.J1163];&quot;0.0&quot;)&amp;&quot;&lt;15&quot;" office:value-type="string" office:string-value="117,5&lt;15">
            <text:p>117,5&lt;15</text:p>
          </table:table-cell>
          <table:table-cell/>
          <table:table-cell table:style-name="ce58" table:formula="of:=[.R1163]*10^3+100" office:value-type="float" office:value="100">
            <text:p>100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64]" office:value-type="float" office:value="100">
            <text:p>1,00E+02</text:p>
          </table:table-cell>
          <table:table-cell table:style-name="ce25" table:formula="of:=[.G1164]-[.N1164]" office:value-type="float" office:value="-1140">
            <text:p>-1,14E+03</text:p>
          </table:table-cell>
          <table:table-cell table:style-name="ce51" table:formula="of:=(([.G1164]-[.N1164])-[.C1164])/[.C1164]*100" office:value-type="float" office:value="-101.628571428571">
            <text:p>-101,6</text:p>
          </table:table-cell>
          <table:table-cell table:style-name="ce51" table:formula="of:=1.1+SQRT([.O1164]^2+[.I1164]^2)" office:value-type="float" office:value="102.807258986821">
            <text:p>102,8</text:p>
          </table:table-cell>
          <table:table-cell table:style-name="ce47" table:formula="of:=TEXT([.J1164];&quot;0.0&quot;)&amp;&quot;&lt;15&quot;" office:value-type="string" office:string-value="102,8&lt;15">
            <text:p>102,8&lt;15</text:p>
          </table:table-cell>
          <table:table-cell/>
          <table:table-cell table:formula="of:=[.R1164]*10^3+100" office:value-type="float" office:value="100">
            <text:p>1,00E+02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65]" office:value-type="float" office:value="0">
            <text:p>0,00E+00</text:p>
          </table:table-cell>
          <table:table-cell table:style-name="ce47"/>
          <table:table-cell table:style-name="ce51" table:formula="of:=(([.G1165]-[.N1165])-[.C1165])/[.C1165]*100" office:value-type="float" office:value="-100">
            <text:p>-100,0</text:p>
          </table:table-cell>
          <table:table-cell table:style-name="ce51" table:formula="of:=1.1+SQRT([.O1165]^2+[.I1165]^2)" office:value-type="float" office:value="101.179968025574">
            <text:p>101,2</text:p>
          </table:table-cell>
          <table:table-cell table:style-name="ce47" table:formula="of:=TEXT([.J1165];&quot;0.0&quot;)&amp;&quot;&lt;15&quot;" office:value-type="string" office:string-value="101,2&lt;15">
            <text:p>101,2&lt;15</text:p>
          </table:table-cell>
          <table:table-cell/>
          <table:table-cell table:formula="of:=[.R1165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formula="of:=[.R116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formula="of:=[.R1167]*10^6" office:value-type="float" office:value="701000000">
            <text:p>7,0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formula="of:=[.R1168]*10^9" office:value-type="float" office:value="6950000000">
            <text:p>6,95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71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7"/>
          <table:table-cell table:formula="of:=[.R1169]*10^9" office:value-type="float" office:value="10000000000">
            <text:p>1,00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71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4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17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78]" office:value-type="float" office:value="7200">
            <text:p>7,20E+03</text:p>
          </table:table-cell>
          <table:table-cell table:style-name="ce24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style-name="ce58" table:formula="of:=[.R1178]*10^3+100" office:value-type="float" office:value="7200">
            <text:p>72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79]" office:value-type="float" office:value="70100">
            <text:p>7,01E+04</text:p>
          </table:table-cell>
          <table:table-cell table:style-name="ce24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style-name="ce58" table:formula="of:=[.R1179]*10^3+100" office:value-type="float" office:value="70100">
            <text:p>701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style-name="ce58" table:formula="of:=[.R118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style-name="ce58" table:formula="of:=[.R1181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style-name="ce58" table:formula="of:=[.R1182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style-name="ce58" table:formula="of:=[.R118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184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4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192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93]" office:value-type="float" office:value="7200">
            <text:p>7,20E+03</text:p>
          </table:table-cell>
          <table:table-cell table:style-name="ce24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style-name="ce58" table:formula="of:=[.R1193]*10^3+100" office:value-type="float" office:value="7200">
            <text:p>72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94]" office:value-type="float" office:value="72100">
            <text:p>7,21E+04</text:p>
          </table:table-cell>
          <table:table-cell table:style-name="ce24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style-name="ce58" table:formula="of:=[.R1194]*10^3+100" office:value-type="float" office:value="72100">
            <text:p>721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style-name="ce58" table:formula="of:=[.R1195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style-name="ce58" table:formula="of:=[.R119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style-name="ce58" table:formula="of:=[.R119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style-name="ce58" table:formula="of:=[.R1198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19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4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207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08]" office:value-type="float" office:value="7200">
            <text:p>7,20E+03</text:p>
          </table:table-cell>
          <table:table-cell table:style-name="ce24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style-name="ce58" table:formula="of:=[.R1208]*10^3+100" office:value-type="float" office:value="7200">
            <text:p>72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09]" office:value-type="float" office:value="69100">
            <text:p>6,91E+04</text:p>
          </table:table-cell>
          <table:table-cell table:style-name="ce24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style-name="ce58" table:formula="of:=[.R1209]*10^3+100" office:value-type="float" office:value="69100">
            <text:p>691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style-name="ce58" table:formula="of:=[.R121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style-name="ce58" table:formula="of:=[.R1211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style-name="ce58" table:formula="of:=[.R121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style-name="ce58" table:formula="of:=[.R121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4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22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23]" office:value-type="float" office:value="7000">
            <text:p>7,00E+03</text:p>
          </table:table-cell>
          <table:table-cell table:style-name="ce24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style-name="ce58" table:formula="of:=[.R1223]*10^3+100" office:value-type="float" office:value="7000">
            <text:p>70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24]" office:value-type="float" office:value="71100">
            <text:p>7,11E+04</text:p>
          </table:table-cell>
          <table:table-cell table:style-name="ce24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style-name="ce58" table:formula="of:=[.R1224]*10^3+100" office:value-type="float" office:value="71100">
            <text:p>711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style-name="ce58" table:formula="of:=[.R1225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style-name="ce58" table:formula="of:=[.R122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style-name="ce58" table:formula="of:=[.R122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style-name="ce58" table:formula="of:=[.R122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29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4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1237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38]" office:value-type="float" office:value="7100">
            <text:p>7,10E+03</text:p>
          </table:table-cell>
          <table:table-cell table:style-name="ce24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style-name="ce58" table:formula="of:=[.R1238]*10^3+100" office:value-type="float" office:value="7100">
            <text:p>7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39]" office:value-type="float" office:value="71100">
            <text:p>7,11E+04</text:p>
          </table:table-cell>
          <table:table-cell table:style-name="ce24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style-name="ce58" table:formula="of:=[.R1239]*10^3+100" office:value-type="float" office:value="71100">
            <text:p>71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style-name="ce58" table:formula="of:=[.R1240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style-name="ce58" table:formula="of:=[.R124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style-name="ce58" table:formula="of:=[.R124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style-name="ce58" table:formula="of:=[.R124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244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4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252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53]" office:value-type="float" office:value="7200">
            <text:p>7,20E+03</text:p>
          </table:table-cell>
          <table:table-cell table:style-name="ce24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style-name="ce58" table:formula="of:=[.R1253]*10^3+100" office:value-type="float" office:value="7200">
            <text:p>72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54]" office:value-type="float" office:value="70100">
            <text:p>7,01E+04</text:p>
          </table:table-cell>
          <table:table-cell table:style-name="ce24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style-name="ce58" table:formula="of:=[.R1254]*10^3+100" office:value-type="float" office:value="70100">
            <text:p>701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style-name="ce58" table:formula="of:=[.R125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style-name="ce58" table:formula="of:=[.R1256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style-name="ce58" table:formula="of:=[.R125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style-name="ce58" table:formula="of:=[.R125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5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4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267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68]" office:value-type="float" office:value="7200">
            <text:p>7,20E+03</text:p>
          </table:table-cell>
          <table:table-cell table:style-name="ce24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style-name="ce58" table:formula="of:=[.R1268]*10^3+100" office:value-type="float" office:value="7200">
            <text:p>72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69]" office:value-type="float" office:value="72100">
            <text:p>7,21E+04</text:p>
          </table:table-cell>
          <table:table-cell table:style-name="ce24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style-name="ce58" table:formula="of:=[.R1269]*10^3+100" office:value-type="float" office:value="72100">
            <text:p>721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style-name="ce58" table:formula="of:=[.R1270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style-name="ce58" table:formula="of:=[.R127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style-name="ce58" table:formula="of:=[.R1272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style-name="ce58" table:formula="of:=[.R1273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7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4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282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83]" office:value-type="float" office:value="7100">
            <text:p>7,10E+03</text:p>
          </table:table-cell>
          <table:table-cell table:style-name="ce24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style-name="ce58" table:formula="of:=[.R1283]*10^3+100" office:value-type="float" office:value="7100">
            <text:p>7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84]" office:value-type="float" office:value="70100">
            <text:p>7,01E+04</text:p>
          </table:table-cell>
          <table:table-cell table:style-name="ce24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style-name="ce58" table:formula="of:=[.R1284]*10^3+100" office:value-type="float" office:value="70100">
            <text:p>70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style-name="ce58" table:formula="of:=[.R128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style-name="ce58" table:formula="of:=[.R128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style-name="ce58" table:formula="of:=[.R128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style-name="ce58" table:formula="of:=[.R128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8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4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97]*10^3+100" office:value-type="float" office:value="800">
            <text:p>80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98]" office:value-type="float" office:value="7100">
            <text:p>7,10E+03</text:p>
          </table:table-cell>
          <table:table-cell table:style-name="ce24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style-name="ce58" table:formula="of:=[.R1298]*10^3+100" office:value-type="float" office:value="7100">
            <text:p>7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99]" office:value-type="float" office:value="71100">
            <text:p>7,11E+04</text:p>
          </table:table-cell>
          <table:table-cell table:style-name="ce24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style-name="ce58" table:formula="of:=[.R1299]*10^3+100" office:value-type="float" office:value="71100">
            <text:p>71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style-name="ce58" table:formula="of:=[.R1300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style-name="ce58" table:formula="of:=[.R130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style-name="ce58" table:formula="of:=[.R1302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style-name="ce58" table:formula="of:=[.R1303]*10^9" office:value-type="float" office:value="750000000">
            <text:p>7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71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0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4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12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13]" office:value-type="float" office:value="7200">
            <text:p>7,20E+03</text:p>
          </table:table-cell>
          <table:table-cell table:style-name="ce24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style-name="ce58" table:formula="of:=[.R1313]*10^3+100" office:value-type="float" office:value="7200">
            <text:p>72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14]" office:value-type="float" office:value="70100">
            <text:p>7,01E+04</text:p>
          </table:table-cell>
          <table:table-cell table:style-name="ce24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style-name="ce58" table:formula="of:=[.R1314]*10^3+100" office:value-type="float" office:value="70100">
            <text:p>701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style-name="ce58" table:formula="of:=[.R131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style-name="ce58" table:formula="of:=[.R131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style-name="ce58" table:formula="of:=[.R1317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style-name="ce58" table:formula="of:=[.R1318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1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4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27]*10^3+100" office:value-type="float" office:value="810">
            <text:p>81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28]" office:value-type="float" office:value="7000">
            <text:p>7,00E+03</text:p>
          </table:table-cell>
          <table:table-cell table:style-name="ce24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style-name="ce58" table:formula="of:=[.R1328]*10^3+100" office:value-type="float" office:value="7000">
            <text:p>70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29]" office:value-type="float" office:value="72100">
            <text:p>7,21E+04</text:p>
          </table:table-cell>
          <table:table-cell table:style-name="ce24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style-name="ce58" table:formula="of:=[.R1329]*10^3+100" office:value-type="float" office:value="72100">
            <text:p>721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style-name="ce58" table:formula="of:=[.R1330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style-name="ce58" table:formula="of:=[.R133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style-name="ce58" table:formula="of:=[.R133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style-name="ce58" table:formula="of:=[.R1333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3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4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4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43]" office:value-type="float" office:value="7000">
            <text:p>7,00E+03</text:p>
          </table:table-cell>
          <table:table-cell table:style-name="ce24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style-name="ce58" table:formula="of:=[.R1343]*10^3+100" office:value-type="float" office:value="7000">
            <text:p>70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44]" office:value-type="float" office:value="70100">
            <text:p>7,01E+04</text:p>
          </table:table-cell>
          <table:table-cell table:style-name="ce24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style-name="ce58" table:formula="of:=[.R1344]*10^3+100" office:value-type="float" office:value="70100">
            <text:p>701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style-name="ce58" table:formula="of:=[.R134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style-name="ce58" table:formula="of:=[.R13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style-name="ce58" table:formula="of:=[.R1347]*10^6" office:value-type="float" office:value="72000000">
            <text:p>72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style-name="ce58" table:formula="of:=[.R134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349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4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55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56]" office:value-type="float" office:value="7000">
            <text:p>7,00E+03</text:p>
          </table:table-cell>
          <table:table-cell table:style-name="ce24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style-name="ce58" table:formula="of:=[.R1356]*10^3+100" office:value-type="float" office:value="7000">
            <text:p>70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57]" office:value-type="float" office:value="70100">
            <text:p>7,01E+04</text:p>
          </table:table-cell>
          <table:table-cell table:style-name="ce24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style-name="ce58" table:formula="of:=[.R1357]*10^3+100" office:value-type="float" office:value="70100">
            <text:p>701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style-name="ce58" table:formula="of:=[.R135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style-name="ce58" table:formula="of:=[.R135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style-name="ce58" table:formula="of:=[.R136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style-name="ce58" table:formula="of:=[.R136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62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4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370]*10^3+100" office:value-type="float" office:value="810">
            <text:p>81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71]" office:value-type="float" office:value="7000">
            <text:p>7,00E+03</text:p>
          </table:table-cell>
          <table:table-cell table:style-name="ce24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style-name="ce58" table:formula="of:=[.R1371]*10^3+100" office:value-type="float" office:value="7000">
            <text:p>70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72]" office:value-type="float" office:value="71100">
            <text:p>7,11E+04</text:p>
          </table:table-cell>
          <table:table-cell table:style-name="ce24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style-name="ce58" table:formula="of:=[.R1372]*10^3+100" office:value-type="float" office:value="71100">
            <text:p>711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style-name="ce58" table:formula="of:=[.R137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style-name="ce58" table:formula="of:=[.R1374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style-name="ce58" table:formula="of:=[.R137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style-name="ce58" table:formula="of:=[.R137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7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4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85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86]" office:value-type="float" office:value="7100">
            <text:p>7,10E+03</text:p>
          </table:table-cell>
          <table:table-cell table:style-name="ce24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style-name="ce58" table:formula="of:=[.R1386]*10^3+100" office:value-type="float" office:value="7100">
            <text:p>7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87]" office:value-type="float" office:value="70100">
            <text:p>7,01E+04</text:p>
          </table:table-cell>
          <table:table-cell table:style-name="ce24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style-name="ce58" table:formula="of:=[.R1387]*10^3+100" office:value-type="float" office:value="70100">
            <text:p>70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style-name="ce58" table:formula="of:=[.R138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style-name="ce58" table:formula="of:=[.R138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style-name="ce58" table:formula="of:=[.R139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style-name="ce58" table:formula="of:=[.R1391]*10^9" office:value-type="float" office:value="660000000">
            <text:p>6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71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392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4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0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01]" office:value-type="float" office:value="7100">
            <text:p>7,10E+03</text:p>
          </table:table-cell>
          <table:table-cell table:style-name="ce24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style-name="ce58" table:formula="of:=[.R1401]*10^3+100" office:value-type="float" office:value="7100">
            <text:p>7100</text:p>
          </table:table-cell>
          <table:table-cell table:style-name="ce62" office:value-type="float" office:value="1">
            <text:p>1,00E+00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02]" office:value-type="float" office:value="70100">
            <text:p>7,01E+04</text:p>
          </table:table-cell>
          <table:table-cell table:style-name="ce24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style-name="ce58" table:formula="of:=[.R1402]*10^3+100" office:value-type="float" office:value="70100">
            <text:p>70100</text:p>
          </table:table-cell>
          <table:table-cell table:style-name="ce62" table:formula="of:=[.N140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style-name="ce58" table:formula="of:=[.R1403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style-name="ce58" table:formula="of:=[.R140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style-name="ce58" table:formula="of:=[.R140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style-name="ce58" table:formula="of:=[.R140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0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4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15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16]" office:value-type="float" office:value="7000">
            <text:p>7,00E+03</text:p>
          </table:table-cell>
          <table:table-cell table:style-name="ce24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style-name="ce58" table:formula="of:=[.R1416]*10^3+100" office:value-type="float" office:value="7000">
            <text:p>70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17]" office:value-type="float" office:value="71100">
            <text:p>7,11E+04</text:p>
          </table:table-cell>
          <table:table-cell table:style-name="ce24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style-name="ce58" table:formula="of:=[.R1417]*10^3+100" office:value-type="float" office:value="71100">
            <text:p>711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style-name="ce58" table:formula="of:=[.R1418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style-name="ce58" table:formula="of:=[.R1419]*10^6" office:value-type="float" office:value="6800000">
            <text:p>68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style-name="ce58" table:formula="of:=[.R1420]*10^6" office:value-type="float" office:value="67000000">
            <text:p>6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style-name="ce58" table:formula="of:=[.R1421]*10^9" office:value-type="float" office:value="670000000">
            <text:p>6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7"/>
          <table:table-cell table:style-name="ce58" table:formula="of:=[.R142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30]" office:value-type="float" office:value="100" table:number-columns-spanned="1" table:number-rows-spanned="3">
            <text:p>1,00E+02</text:p>
          </table:table-cell>
          <table:table-cell table:style-name="ce46" table:formula="of:=[.M1430]" office:value-type="float" office:value="790">
            <text:p>7,90E+02</text:p>
          </table:table-cell>
          <table:table-cell table:style-name="ce46" table:formula="of:=[.G1430]-[.N1430]" office:value-type="float" office:value="690">
            <text:p>6,90E+02</text:p>
          </table:table-cell>
          <table:table-cell table:style-name="ce52" table:formula="of:=(([.G1430]-[.N1430])-[.C1430])/[.C1430]*100" office:value-type="float" office:value="-1.42857142857141">
            <text:p>-1,4</text:p>
          </table:table-cell>
          <table:table-cell table:style-name="ce52"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3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31]" office:value-type="float" office:value="7000">
            <text:p>7,00E+03</text:p>
          </table:table-cell>
          <table:table-cell table:style-name="ce46" table:formula="of:=[.G1431]-[.N1431]" office:value-type="float" office:value="6900">
            <text:p>6,90E+03</text:p>
          </table:table-cell>
          <table:table-cell table:style-name="ce52" table:formula="of:=(([.G1431]-[.N1431])-[.C1431])/[.C1431]*100" office:value-type="float" office:value="-1.42857142857143">
            <text:p>-1,4</text:p>
          </table:table-cell>
          <table:table-cell table:style-name="ce52"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style-name="ce58" table:formula="of:=[.R1431]*10^3+100" office:value-type="float" office:value="7000">
            <text:p>70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32]" office:value-type="float" office:value="69100">
            <text:p>6,91E+04</text:p>
          </table:table-cell>
          <table:table-cell table:style-name="ce46" table:formula="of:=[.G1432]-[.N1432]" office:value-type="float" office:value="69000">
            <text:p>6,90E+04</text:p>
          </table:table-cell>
          <table:table-cell table:style-name="ce52" table:formula="of:=(([.G1432]-[.N1432])-[.C1432])/[.C1432]*100" office:value-type="float" office:value="-1.42857142857143">
            <text:p>-1,4</text:p>
          </table:table-cell>
          <table:table-cell table:style-name="ce52"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style-name="ce58" table:formula="of:=[.R1432]*10^3+100" office:value-type="float" office:value="69100">
            <text:p>691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33]" office:value-type="float" office:value="670000">
            <text:p>6,70E+05</text:p>
          </table:table-cell>
          <table:table-cell table:style-name="ce44"/>
          <table:table-cell table:style-name="ce52" table:formula="of:=(([.G1433]-[.N1433])-[.C1433])/[.C1433]*100" office:value-type="float" office:value="-4.28571428571429">
            <text:p>-4,3</text:p>
          </table:table-cell>
          <table:table-cell table:style-name="ce52"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style-name="ce58" table:formula="of:=[.R143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34]" office:value-type="float" office:value="6900000">
            <text:p>6,90E+06</text:p>
          </table:table-cell>
          <table:table-cell table:style-name="ce44"/>
          <table:table-cell table:style-name="ce52" table:formula="of:=(([.G1434]-[.N1434])-[.C1434])/[.C1434]*100" office:value-type="float" office:value="-1.42857142857143">
            <text:p>-1,4</text:p>
          </table:table-cell>
          <table:table-cell table:style-name="ce52"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style-name="ce58" table:formula="of:=[.R1434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35]" office:value-type="float" office:value="68000000">
            <text:p>6,80E+07</text:p>
          </table:table-cell>
          <table:table-cell table:style-name="ce44"/>
          <table:table-cell table:style-name="ce52" table:formula="of:=(([.G1435]-[.N1435])-[.C1435])/[.C1435]*100" office:value-type="float" office:value="-2.85714285714286">
            <text:p>-2,9</text:p>
          </table:table-cell>
          <table:table-cell table:style-name="ce52"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style-name="ce58" table:formula="of:=[.R1435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36]" office:value-type="float" office:value="650000000">
            <text:p>6,50E+08</text:p>
          </table:table-cell>
          <table:table-cell table:style-name="ce44"/>
          <table:table-cell table:style-name="ce52" table:formula="of:=(([.G1436]-[.N1436])-[.C1436])/[.C1436]*100" office:value-type="float" office:value="-7.14285714285714">
            <text:p>-7,1</text:p>
          </table:table-cell>
          <table:table-cell table:style-name="ce52"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style-name="ce58" table:formula="of:=[.R1436]*10^9" office:value-type="float" office:value="650000000">
            <text:p>6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71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37]" office:value-type="float" office:value="7800000000">
            <text:p>7,80E+09</text:p>
          </table:table-cell>
          <table:table-cell table:style-name="ce44"/>
          <table:table-cell table:style-name="ce52" table:formula="of:=(([.G1437]-[.N1437])-[.C1437])/[.C1437]*100" office:value-type="float" office:value="11.4285714285714">
            <text:p>11,4</text:p>
          </table:table-cell>
          <table:table-cell table:style-name="ce52"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437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45]" office:value-type="float" office:value="100" table:number-columns-spanned="1" table:number-rows-spanned="3">
            <text:p>1,00E+02</text:p>
          </table:table-cell>
          <table:table-cell table:style-name="ce46" table:formula="of:=[.M1445]" office:value-type="float" office:value="840">
            <text:p>8,40E+02</text:p>
          </table:table-cell>
          <table:table-cell table:style-name="ce46" table:formula="of:=[.G1445]-[.N1445]" office:value-type="float" office:value="740">
            <text:p>7,40E+02</text:p>
          </table:table-cell>
          <table:table-cell table:style-name="ce52" table:formula="of:=(([.G1445]-[.N1445])-[.C1445])/[.C1445]*100" office:value-type="float" office:value="5.71428571428571">
            <text:p>5,7</text:p>
          </table:table-cell>
          <table:table-cell table:style-name="ce52" table:formula="of:=1.1+SQRT([.O1445]^2+[.I1445]^2)" office:value-type="float" office:value="8.69296129481046">
            <text:p>8,7</text:p>
          </table:table-cell>
          <table:table-cell table:formula="of:=TEXT([.J1445];&quot;0.0&quot;)&amp;&quot;&lt;15&quot;" office:value-type="string" office:string-value="8,7&lt;15">
            <text:p>8,7&lt;15</text:p>
          </table:table-cell>
          <table:table-cell table:style-name="ce56"/>
          <table:table-cell table:style-name="ce58" table:formula="of:=[.R1445]*10^3+100" office:value-type="float" office:value="840">
            <text:p>84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4">
            <text:p>0,74</text:p>
          </table:table-cell>
          <table:table-cell office:value-type="float" office:value="1000">
            <text:p>1000</text:p>
          </table:table-cell>
          <table:table-cell table:formula="of:=[.Q1445]*[.S14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46]" office:value-type="float" office:value="7000">
            <text:p>7,00E+03</text:p>
          </table:table-cell>
          <table:table-cell table:style-name="ce46" table:formula="of:=[.G1446]-[.N1446]" office:value-type="float" office:value="6900">
            <text:p>6,90E+03</text:p>
          </table:table-cell>
          <table:table-cell table:style-name="ce52" table:formula="of:=(([.G1446]-[.N1446])-[.C1446])/[.C1446]*100" office:value-type="float" office:value="-1.42857142857143">
            <text:p>-1,4</text:p>
          </table:table-cell>
          <table:table-cell table:style-name="ce52" table:formula="of:=1.1+SQRT([.O1446]^2+[.I1446]^2)" office:value-type="float" office:value="6.30007849234323">
            <text:p>6,3</text:p>
          </table:table-cell>
          <table:table-cell table:formula="of:=TEXT([.J1446];&quot;0.0&quot;)&amp;&quot;&lt;15&quot;" office:value-type="string" office:string-value="6,3&lt;15">
            <text:p>6,3&lt;15</text:p>
          </table:table-cell>
          <table:table-cell/>
          <table:table-cell table:style-name="ce58" table:formula="of:=[.R1446]*10^3+100" office:value-type="float" office:value="7000">
            <text:p>70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46]*[.S14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47]" office:value-type="float" office:value="70100">
            <text:p>7,01E+04</text:p>
          </table:table-cell>
          <table:table-cell table:style-name="ce46" table:formula="of:=[.G1447]-[.N1447]" office:value-type="float" office:value="70000">
            <text:p>7,00E+04</text:p>
          </table:table-cell>
          <table:table-cell table:style-name="ce52" table:formula="of:=(([.G1447]-[.N1447])-[.C1447])/[.C1447]*100" office:value-type="float" office:value="0">
            <text:p>0,0</text:p>
          </table:table-cell>
          <table:table-cell table:style-name="ce52" table:formula="of:=1.1+SQRT([.O1447]^2+[.I1447]^2)" office:value-type="float" office:value="5.1">
            <text:p>5,1</text:p>
          </table:table-cell>
          <table:table-cell table:formula="of:=TEXT([.J1447];&quot;0.0&quot;)&amp;&quot;&lt;15&quot;" office:value-type="string" office:string-value="5,1&lt;15">
            <text:p>5,1&lt;15</text:p>
          </table:table-cell>
          <table:table-cell/>
          <table:table-cell table:style-name="ce58" table:formula="of:=[.R1447]*10^3+100" office:value-type="float" office:value="70100">
            <text:p>701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47]*[.S14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48]" office:value-type="float" office:value="710000">
            <text:p>7,10E+05</text:p>
          </table:table-cell>
          <table:table-cell table:style-name="ce44"/>
          <table:table-cell table:style-name="ce52" table:formula="of:=(([.G1448]-[.N1448])-[.C1448])/[.C1448]*100" office:value-type="float" office:value="1.42857142857143">
            <text:p>1,4</text:p>
          </table:table-cell>
          <table:table-cell table:style-name="ce52" table:formula="of:=1.1+SQRT([.O1448]^2+[.I1448]^2)" office:value-type="float" office:value="5.34744821351957">
            <text:p>5,3</text:p>
          </table:table-cell>
          <table:table-cell table:formula="of:=TEXT([.J1448];&quot;0.0&quot;)&amp;&quot;&lt;15&quot;" office:value-type="string" office:string-value="5,3&lt;15">
            <text:p>5,3&lt;15</text:p>
          </table:table-cell>
          <table:table-cell/>
          <table:table-cell table:style-name="ce58" table:formula="of:=[.R144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448]*[.S14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49]" office:value-type="float" office:value="7000000">
            <text:p>7,00E+06</text:p>
          </table:table-cell>
          <table:table-cell table:style-name="ce44"/>
          <table:table-cell table:style-name="ce52" table:formula="of:=(([.G1449]-[.N1449])-[.C1449])/[.C1449]*100" office:value-type="float" office:value="0">
            <text:p>0,0</text:p>
          </table:table-cell>
          <table:table-cell table:style-name="ce52" table:formula="of:=1.1+SQRT([.O1449]^2+[.I1449]^2)" office:value-type="float" office:value="5.1">
            <text:p>5,1</text:p>
          </table:table-cell>
          <table:table-cell table:formula="of:=TEXT([.J1449];&quot;0.0&quot;)&amp;&quot;&lt;15&quot;" office:value-type="string" office:string-value="5,1&lt;15">
            <text:p>5,1&lt;15</text:p>
          </table:table-cell>
          <table:table-cell/>
          <table:table-cell table:style-name="ce58" table:formula="of:=[.R144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49]*[.S14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50]" office:value-type="float" office:value="70000000">
            <text:p>7,00E+07</text:p>
          </table:table-cell>
          <table:table-cell table:style-name="ce44"/>
          <table:table-cell table:style-name="ce52" table:formula="of:=(([.G1450]-[.N1450])-[.C1450])/[.C1450]*100" office:value-type="float" office:value="0">
            <text:p>0,0</text:p>
          </table:table-cell>
          <table:table-cell table:style-name="ce52" table:formula="of:=1.1+SQRT([.O1450]^2+[.I1450]^2)" office:value-type="float" office:value="5.1">
            <text:p>5,1</text:p>
          </table:table-cell>
          <table:table-cell table:formula="of:=TEXT([.J1450];&quot;0.0&quot;)&amp;&quot;&lt;15&quot;" office:value-type="string" office:string-value="5,1&lt;15">
            <text:p>5,1&lt;15</text:p>
          </table:table-cell>
          <table:table-cell/>
          <table:table-cell table:style-name="ce58" table:formula="of:=[.R145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50]*[.S14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51]" office:value-type="float" office:value="690000000">
            <text:p>6,90E+08</text:p>
          </table:table-cell>
          <table:table-cell table:style-name="ce44"/>
          <table:table-cell table:style-name="ce52" table:formula="of:=(([.G1451]-[.N1451])-[.C1451])/[.C1451]*100" office:value-type="float" office:value="-1.42857142857143">
            <text:p>-1,4</text:p>
          </table:table-cell>
          <table:table-cell table:style-name="ce52" table:formula="of:=1.1+SQRT([.O1451]^2+[.I1451]^2)" office:value-type="float" office:value="5.34744821351957">
            <text:p>5,3</text:p>
          </table:table-cell>
          <table:table-cell table:formula="of:=TEXT([.J1451];&quot;0.0&quot;)&amp;&quot;&lt;15&quot;" office:value-type="string" office:string-value="5,3&lt;15">
            <text:p>5,3&lt;15</text:p>
          </table:table-cell>
          <table:table-cell/>
          <table:table-cell table:style-name="ce58" table:formula="of:=[.R145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51]*[.S14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52]" office:value-type="float" office:value="6700000000">
            <text:p>6,70E+09</text:p>
          </table:table-cell>
          <table:table-cell table:style-name="ce44"/>
          <table:table-cell table:style-name="ce52" table:formula="of:=(([.G1452]-[.N1452])-[.C1452])/[.C1452]*100" office:value-type="float" office:value="-4.28571428571429">
            <text:p>-4,3</text:p>
          </table:table-cell>
          <table:table-cell table:style-name="ce52" table:formula="of:=1.1+SQRT([.O1452]^2+[.I1452]^2)" office:value-type="float" office:value="6.9623670081952">
            <text:p>7,0</text:p>
          </table:table-cell>
          <table:table-cell table:formula="of:=TEXT([.J1452];&quot;0.0&quot;)&amp;&quot;&lt;15&quot;" office:value-type="string" office:string-value="7,0&lt;15">
            <text:p>7,0&lt;15</text:p>
          </table:table-cell>
          <table:table-cell table:style-name="ce57"/>
          <table:table-cell table:style-name="ce58" table:formula="of:=[.R1452]*10^9" office:value-type="float" office:value="6700000000">
            <text:p>67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7">
            <text:p>6,7</text:p>
          </table:table-cell>
          <table:table-cell table:style-name="ce71" office:value-type="float" office:value="1000000000">
            <text:p>1000000000</text:p>
          </table:table-cell>
          <table:table-cell table:formula="of:=[.Q1452]*[.S14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60]" office:value-type="float" office:value="100" table:number-columns-spanned="1" table:number-rows-spanned="3">
            <text:p>1,00E+02</text:p>
          </table:table-cell>
          <table:table-cell table:style-name="ce46" table:formula="of:=[.M1460]" office:value-type="float" office:value="850">
            <text:p>8,50E+02</text:p>
          </table:table-cell>
          <table:table-cell table:style-name="ce46" table:formula="of:=[.G1460]-[.N1460]" office:value-type="float" office:value="750">
            <text:p>7,50E+02</text:p>
          </table:table-cell>
          <table:table-cell table:style-name="ce52" table:formula="of:=(([.G1460]-[.N1460])-[.C1460])/[.C1460]*100" office:value-type="float" office:value="7.14285714285714">
            <text:p>7,1</text:p>
          </table:table-cell>
          <table:table-cell table:style-name="ce52" table:formula="of:=1.1+SQRT([.O1460]^2+[.I1460]^2)" office:value-type="float" office:value="9.81896829695264">
            <text:p>9,8</text:p>
          </table:table-cell>
          <table:table-cell table:formula="of:=TEXT([.J1460];&quot;0.0&quot;)&amp;&quot;&lt;15&quot;" office:value-type="string" office:string-value="9,8&lt;15">
            <text:p>9,8&lt;15</text:p>
          </table:table-cell>
          <table:table-cell table:style-name="ce56"/>
          <table:table-cell table:style-name="ce58" table:formula="of:=[.R1460]*10^3+100" office:value-type="float" office:value="850">
            <text:p>85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5">
            <text:p>0,75</text:p>
          </table:table-cell>
          <table:table-cell office:value-type="float" office:value="1000">
            <text:p>1000</text:p>
          </table:table-cell>
          <table:table-cell table:formula="of:=[.Q1460]*[.S146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61]" office:value-type="float" office:value="6900">
            <text:p>6,90E+03</text:p>
          </table:table-cell>
          <table:table-cell table:style-name="ce46" table:formula="of:=[.G1461]-[.N1461]" office:value-type="float" office:value="6800">
            <text:p>6,80E+03</text:p>
          </table:table-cell>
          <table:table-cell table:style-name="ce52" table:formula="of:=(([.G1461]-[.N1461])-[.C1461])/[.C1461]*100" office:value-type="float" office:value="-2.85714285714286">
            <text:p>-2,9</text:p>
          </table:table-cell>
          <table:table-cell table:style-name="ce52" table:formula="of:=1.1+SQRT([.O1461]^2+[.I1461]^2)" office:value-type="float" office:value="6.85875553449896">
            <text:p>6,9</text:p>
          </table:table-cell>
          <table:table-cell table:formula="of:=TEXT([.J1461];&quot;0.0&quot;)&amp;&quot;&lt;15&quot;" office:value-type="string" office:string-value="6,9&lt;15">
            <text:p>6,9&lt;15</text:p>
          </table:table-cell>
          <table:table-cell/>
          <table:table-cell table:style-name="ce58" table:formula="of:=[.R1461]*10^3+100" office:value-type="float" office:value="6900">
            <text:p>69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61]*[.S146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62]" office:value-type="float" office:value="69100">
            <text:p>6,91E+04</text:p>
          </table:table-cell>
          <table:table-cell table:style-name="ce46" table:formula="of:=[.G1462]-[.N1462]" office:value-type="float" office:value="69000">
            <text:p>6,90E+04</text:p>
          </table:table-cell>
          <table:table-cell table:style-name="ce52" table:formula="of:=(([.G1462]-[.N1462])-[.C1462])/[.C1462]*100" office:value-type="float" office:value="-1.42857142857143">
            <text:p>-1,4</text:p>
          </table:table-cell>
          <table:table-cell table:style-name="ce52" table:formula="of:=1.1+SQRT([.O1462]^2+[.I1462]^2)" office:value-type="float" office:value="5.34744821351957">
            <text:p>5,3</text:p>
          </table:table-cell>
          <table:table-cell table:formula="of:=TEXT([.J1462];&quot;0.0&quot;)&amp;&quot;&lt;15&quot;" office:value-type="string" office:string-value="5,3&lt;15">
            <text:p>5,3&lt;15</text:p>
          </table:table-cell>
          <table:table-cell/>
          <table:table-cell table:style-name="ce58" table:formula="of:=[.R1462]*10^3+100" office:value-type="float" office:value="69100">
            <text:p>691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62]*[.S146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63]" office:value-type="float" office:value="700000">
            <text:p>7,00E+05</text:p>
          </table:table-cell>
          <table:table-cell table:style-name="ce44"/>
          <table:table-cell table:style-name="ce52" table:formula="of:=(([.G1463]-[.N1463])-[.C1463])/[.C1463]*100" office:value-type="float" office:value="0">
            <text:p>0,0</text:p>
          </table:table-cell>
          <table:table-cell table:style-name="ce52" table:formula="of:=1.1+SQRT([.O1463]^2+[.I1463]^2)" office:value-type="float" office:value="5.1">
            <text:p>5,1</text:p>
          </table:table-cell>
          <table:table-cell table:formula="of:=TEXT([.J1463];&quot;0.0&quot;)&amp;&quot;&lt;15&quot;" office:value-type="string" office:string-value="5,1&lt;15">
            <text:p>5,1&lt;15</text:p>
          </table:table-cell>
          <table:table-cell/>
          <table:table-cell table:style-name="ce58" table:formula="of:=[.R1463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463]*[.S146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64]" office:value-type="float" office:value="7000000">
            <text:p>7,00E+06</text:p>
          </table:table-cell>
          <table:table-cell table:style-name="ce44"/>
          <table:table-cell table:style-name="ce52" table:formula="of:=(([.G1464]-[.N1464])-[.C1464])/[.C1464]*100" office:value-type="float" office:value="0">
            <text:p>0,0</text:p>
          </table:table-cell>
          <table:table-cell table:style-name="ce52" table:formula="of:=1.1+SQRT([.O1464]^2+[.I1464]^2)" office:value-type="float" office:value="5.1">
            <text:p>5,1</text:p>
          </table:table-cell>
          <table:table-cell table:formula="of:=TEXT([.J1464];&quot;0.0&quot;)&amp;&quot;&lt;15&quot;" office:value-type="string" office:string-value="5,1&lt;15">
            <text:p>5,1&lt;15</text:p>
          </table:table-cell>
          <table:table-cell/>
          <table:table-cell table:style-name="ce58" table:formula="of:=[.R146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64]*[.S146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65]" office:value-type="float" office:value="70000000">
            <text:p>7,00E+07</text:p>
          </table:table-cell>
          <table:table-cell table:style-name="ce44"/>
          <table:table-cell table:style-name="ce52" table:formula="of:=(([.G1465]-[.N1465])-[.C1465])/[.C1465]*100" office:value-type="float" office:value="0">
            <text:p>0,0</text:p>
          </table:table-cell>
          <table:table-cell table:style-name="ce52" table:formula="of:=1.1+SQRT([.O1465]^2+[.I1465]^2)" office:value-type="float" office:value="5.1">
            <text:p>5,1</text:p>
          </table:table-cell>
          <table:table-cell table:formula="of:=TEXT([.J1465];&quot;0.0&quot;)&amp;&quot;&lt;15&quot;" office:value-type="string" office:string-value="5,1&lt;15">
            <text:p>5,1&lt;15</text:p>
          </table:table-cell>
          <table:table-cell/>
          <table:table-cell table:style-name="ce58" table:formula="of:=[.R146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65]*[.S146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66]" office:value-type="float" office:value="690000000">
            <text:p>6,90E+08</text:p>
          </table:table-cell>
          <table:table-cell table:style-name="ce44"/>
          <table:table-cell table:style-name="ce52" table:formula="of:=(([.G1466]-[.N1466])-[.C1466])/[.C1466]*100" office:value-type="float" office:value="-1.42857142857143">
            <text:p>-1,4</text:p>
          </table:table-cell>
          <table:table-cell table:style-name="ce52" table:formula="of:=1.1+SQRT([.O1466]^2+[.I1466]^2)" office:value-type="float" office:value="5.34744821351957">
            <text:p>5,3</text:p>
          </table:table-cell>
          <table:table-cell table:formula="of:=TEXT([.J1466];&quot;0.0&quot;)&amp;&quot;&lt;15&quot;" office:value-type="string" office:string-value="5,3&lt;15">
            <text:p>5,3&lt;15</text:p>
          </table:table-cell>
          <table:table-cell/>
          <table:table-cell table:style-name="ce58" table:formula="of:=[.R146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66]*[.S146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67]" office:value-type="float" office:value="7000000000">
            <text:p>7,00E+09</text:p>
          </table:table-cell>
          <table:table-cell table:style-name="ce44"/>
          <table:table-cell table:style-name="ce52" table:formula="of:=(([.G1467]-[.N1467])-[.C1467])/[.C1467]*100" office:value-type="float" office:value="0">
            <text:p>0,0</text:p>
          </table:table-cell>
          <table:table-cell table:style-name="ce52" table:formula="of:=1.1+SQRT([.O1467]^2+[.I1467]^2)" office:value-type="float" office:value="5.1">
            <text:p>5,1</text:p>
          </table:table-cell>
          <table:table-cell table:formula="of:=TEXT([.J146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6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67]*[.S146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75]" office:value-type="float" office:value="101" table:number-columns-spanned="1" table:number-rows-spanned="3">
            <text:p>1,01E+02</text:p>
          </table:table-cell>
          <table:table-cell table:style-name="ce46" table:formula="of:=[.M1475]" office:value-type="float" office:value="800">
            <text:p>8,00E+02</text:p>
          </table:table-cell>
          <table:table-cell table:style-name="ce46" table:formula="of:=[.G1475]-[.N1475]" office:value-type="float" office:value="699">
            <text:p>6,99E+02</text:p>
          </table:table-cell>
          <table:table-cell table:style-name="ce52" table:formula="of:=(([.G1475]-[.N1475])-[.C1475])/[.C1475]*100" office:value-type="float" office:value="-0.142857142857127">
            <text:p>-0,1</text:p>
          </table:table-cell>
          <table:table-cell table:style-name="ce52" table:formula="of:=1.1+SQRT([.O1475]^2+[.I1475]^2)" office:value-type="float" office:value="6.10204040000331">
            <text:p>6,1</text:p>
          </table:table-cell>
          <table:table-cell table:formula="of:=TEXT([.J147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475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475]*[.S147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76]" office:value-type="float" office:value="6900">
            <text:p>6,90E+03</text:p>
          </table:table-cell>
          <table:table-cell table:style-name="ce46" table:formula="of:=[.G1476]-[.N1476]" office:value-type="float" office:value="6799">
            <text:p>6,80E+03</text:p>
          </table:table-cell>
          <table:table-cell table:style-name="ce52" table:formula="of:=(([.G1476]-[.N1476])-[.C1476])/[.C1476]*100" office:value-type="float" office:value="-2.87142857142857">
            <text:p>-2,9</text:p>
          </table:table-cell>
          <table:table-cell table:style-name="ce52" table:formula="of:=1.1+SQRT([.O1476]^2+[.I1476]^2)" office:value-type="float" office:value="6.86585657476982">
            <text:p>6,9</text:p>
          </table:table-cell>
          <table:table-cell table:formula="of:=TEXT([.J1476];&quot;0.0&quot;)&amp;&quot;&lt;15&quot;" office:value-type="string" office:string-value="6,9&lt;15">
            <text:p>6,9&lt;15</text:p>
          </table:table-cell>
          <table:table-cell/>
          <table:table-cell table:style-name="ce58" table:formula="of:=[.R1476]*10^3+100" office:value-type="float" office:value="6900">
            <text:p>69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76]*[.S147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77]" office:value-type="float" office:value="72100">
            <text:p>7,21E+04</text:p>
          </table:table-cell>
          <table:table-cell table:style-name="ce46" table:formula="of:=[.G1477]-[.N1477]" office:value-type="float" office:value="71999">
            <text:p>7,20E+04</text:p>
          </table:table-cell>
          <table:table-cell table:style-name="ce52" table:formula="of:=(([.G1477]-[.N1477])-[.C1477])/[.C1477]*100" office:value-type="float" office:value="2.85571428571429">
            <text:p>2,9</text:p>
          </table:table-cell>
          <table:table-cell table:style-name="ce52" table:formula="of:=1.1+SQRT([.O1477]^2+[.I1477]^2)" office:value-type="float" office:value="6.01478423551153">
            <text:p>6,0</text:p>
          </table:table-cell>
          <table:table-cell table:formula="of:=TEXT([.J1477];&quot;0.0&quot;)&amp;&quot;&lt;15&quot;" office:value-type="string" office:string-value="6,0&lt;15">
            <text:p>6,0&lt;15</text:p>
          </table:table-cell>
          <table:table-cell/>
          <table:table-cell table:style-name="ce58" table:formula="of:=[.R1477]*10^3+100" office:value-type="float" office:value="72100">
            <text:p>721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77]*[.S147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78]" office:value-type="float" office:value="680000">
            <text:p>6,80E+05</text:p>
          </table:table-cell>
          <table:table-cell table:style-name="ce44"/>
          <table:table-cell table:style-name="ce52" table:formula="of:=(([.G1478]-[.N1478])-[.C1478])/[.C1478]*100" office:value-type="float" office:value="-2.85714285714286">
            <text:p>-2,9</text:p>
          </table:table-cell>
          <table:table-cell table:style-name="ce52" table:formula="of:=1.1+SQRT([.O1478]^2+[.I1478]^2)" office:value-type="float" office:value="6.01561443831007">
            <text:p>6,0</text:p>
          </table:table-cell>
          <table:table-cell table:formula="of:=TEXT([.J1478];&quot;0.0&quot;)&amp;&quot;&lt;15&quot;" office:value-type="string" office:string-value="6,0&lt;15">
            <text:p>6,0&lt;15</text:p>
          </table:table-cell>
          <table:table-cell/>
          <table:table-cell table:style-name="ce58" table:formula="of:=[.R147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78]*[.S147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79]" office:value-type="float" office:value="7000000">
            <text:p>7,00E+06</text:p>
          </table:table-cell>
          <table:table-cell table:style-name="ce44"/>
          <table:table-cell table:style-name="ce52" table:formula="of:=(([.G1479]-[.N1479])-[.C1479])/[.C1479]*100" office:value-type="float" office:value="0">
            <text:p>0,0</text:p>
          </table:table-cell>
          <table:table-cell table:style-name="ce52" table:formula="of:=1.1+SQRT([.O1479]^2+[.I1479]^2)" office:value-type="float" office:value="5.1">
            <text:p>5,1</text:p>
          </table:table-cell>
          <table:table-cell table:formula="of:=TEXT([.J1479];&quot;0.0&quot;)&amp;&quot;&lt;15&quot;" office:value-type="string" office:string-value="5,1&lt;15">
            <text:p>5,1&lt;15</text:p>
          </table:table-cell>
          <table:table-cell/>
          <table:table-cell table:style-name="ce58" table:formula="of:=[.R147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79]*[.S147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80]" office:value-type="float" office:value="70000000">
            <text:p>7,00E+07</text:p>
          </table:table-cell>
          <table:table-cell table:style-name="ce44"/>
          <table:table-cell table:style-name="ce52" table:formula="of:=(([.G1480]-[.N1480])-[.C1480])/[.C1480]*100" office:value-type="float" office:value="0">
            <text:p>0,0</text:p>
          </table:table-cell>
          <table:table-cell table:style-name="ce52" table:formula="of:=1.1+SQRT([.O1480]^2+[.I1480]^2)" office:value-type="float" office:value="5.1">
            <text:p>5,1</text:p>
          </table:table-cell>
          <table:table-cell table:formula="of:=TEXT([.J1480];&quot;0.0&quot;)&amp;&quot;&lt;15&quot;" office:value-type="string" office:string-value="5,1&lt;15">
            <text:p>5,1&lt;15</text:p>
          </table:table-cell>
          <table:table-cell/>
          <table:table-cell table:style-name="ce58" table:formula="of:=[.R148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80]*[.S148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81]" office:value-type="float" office:value="700000000">
            <text:p>7,00E+08</text:p>
          </table:table-cell>
          <table:table-cell table:style-name="ce44"/>
          <table:table-cell table:style-name="ce52" table:formula="of:=(([.G1481]-[.N1481])-[.C1481])/[.C1481]*100" office:value-type="float" office:value="0">
            <text:p>0,0</text:p>
          </table:table-cell>
          <table:table-cell table:style-name="ce52" table:formula="of:=1.1+SQRT([.O1481]^2+[.I1481]^2)" office:value-type="float" office:value="5.1">
            <text:p>5,1</text:p>
          </table:table-cell>
          <table:table-cell table:formula="of:=TEXT([.J1481];&quot;0.0&quot;)&amp;&quot;&lt;15&quot;" office:value-type="string" office:string-value="5,1&lt;15">
            <text:p>5,1&lt;15</text:p>
          </table:table-cell>
          <table:table-cell/>
          <table:table-cell table:style-name="ce58" table:formula="of:=[.R148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81]*[.S148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82]" office:value-type="float" office:value="7000000000">
            <text:p>7,00E+09</text:p>
          </table:table-cell>
          <table:table-cell table:style-name="ce44"/>
          <table:table-cell table:style-name="ce52" table:formula="of:=(([.G1482]-[.N1482])-[.C1482])/[.C1482]*100" office:value-type="float" office:value="0">
            <text:p>0,0</text:p>
          </table:table-cell>
          <table:table-cell table:style-name="ce52" table:formula="of:=1.1+SQRT([.O1482]^2+[.I1482]^2)" office:value-type="float" office:value="5.1">
            <text:p>5,1</text:p>
          </table:table-cell>
          <table:table-cell table:formula="of:=TEXT([.J1482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82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82]*[.S148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90]" office:value-type="float" office:value="97" table:number-columns-spanned="1" table:number-rows-spanned="3">
            <text:p>9,70E+01</text:p>
          </table:table-cell>
          <table:table-cell table:style-name="ce46" table:formula="of:=[.M1490]" office:value-type="float" office:value="790">
            <text:p>7,90E+02</text:p>
          </table:table-cell>
          <table:table-cell table:style-name="ce46" table:formula="of:=[.G1490]-[.N1490]" office:value-type="float" office:value="693">
            <text:p>6,93E+02</text:p>
          </table:table-cell>
          <table:table-cell table:style-name="ce52" table:formula="of:=(([.G1490]-[.N1490])-[.C1490])/[.C1490]*100" office:value-type="float" office:value="-0.999999999999984">
            <text:p>-1,0</text:p>
          </table:table-cell>
          <table:table-cell table:style-name="ce52" table:formula="of:=1.1+SQRT([.O1490]^2+[.I1490]^2)" office:value-type="float" office:value="6.19901951359278">
            <text:p>6,2</text:p>
          </table:table-cell>
          <table:table-cell table:formula="of:=TEXT([.J1490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490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90]*[.S149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91]" office:value-type="float" office:value="7000">
            <text:p>7,00E+03</text:p>
          </table:table-cell>
          <table:table-cell table:style-name="ce46" table:formula="of:=[.G1491]-[.N1491]" office:value-type="float" office:value="6903">
            <text:p>6,90E+03</text:p>
          </table:table-cell>
          <table:table-cell table:style-name="ce52" table:formula="of:=(([.G1491]-[.N1491])-[.C1491])/[.C1491]*100" office:value-type="float" office:value="-1.38571428571429">
            <text:p>-1,4</text:p>
          </table:table-cell>
          <table:table-cell table:style-name="ce52" table:formula="of:=1.1+SQRT([.O1491]^2+[.I1491]^2)" office:value-type="float" office:value="6.28846837531392">
            <text:p>6,3</text:p>
          </table:table-cell>
          <table:table-cell table:formula="of:=TEXT([.J1491];&quot;0.0&quot;)&amp;&quot;&lt;15&quot;" office:value-type="string" office:string-value="6,3&lt;15">
            <text:p>6,3&lt;15</text:p>
          </table:table-cell>
          <table:table-cell/>
          <table:table-cell table:style-name="ce58" table:formula="of:=[.R1491]*10^3+100" office:value-type="float" office:value="7000">
            <text:p>70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91]*[.S149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92]" office:value-type="float" office:value="72100">
            <text:p>7,21E+04</text:p>
          </table:table-cell>
          <table:table-cell table:style-name="ce46" table:formula="of:=[.G1492]-[.N1492]" office:value-type="float" office:value="72003">
            <text:p>7,20E+04</text:p>
          </table:table-cell>
          <table:table-cell table:style-name="ce52" table:formula="of:=(([.G1492]-[.N1492])-[.C1492])/[.C1492]*100" office:value-type="float" office:value="2.86142857142857">
            <text:p>2,9</text:p>
          </table:table-cell>
          <table:table-cell table:style-name="ce52" table:formula="of:=1.1+SQRT([.O1492]^2+[.I1492]^2)" office:value-type="float" office:value="6.01810669560836">
            <text:p>6,0</text:p>
          </table:table-cell>
          <table:table-cell table:formula="of:=TEXT([.J1492];&quot;0.0&quot;)&amp;&quot;&lt;15&quot;" office:value-type="string" office:string-value="6,0&lt;15">
            <text:p>6,0&lt;15</text:p>
          </table:table-cell>
          <table:table-cell/>
          <table:table-cell table:style-name="ce58" table:formula="of:=[.R1492]*10^3+100" office:value-type="float" office:value="72100">
            <text:p>721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92]*[.S149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93]" office:value-type="float" office:value="690000">
            <text:p>6,90E+05</text:p>
          </table:table-cell>
          <table:table-cell table:style-name="ce44"/>
          <table:table-cell table:style-name="ce52" table:formula="of:=(([.G1493]-[.N1493])-[.C1493])/[.C1493]*100" office:value-type="float" office:value="-1.42857142857143">
            <text:p>-1,4</text:p>
          </table:table-cell>
          <table:table-cell table:style-name="ce52" table:formula="of:=1.1+SQRT([.O1493]^2+[.I1493]^2)" office:value-type="float" office:value="5.34744821351957">
            <text:p>5,3</text:p>
          </table:table-cell>
          <table:table-cell table:formula="of:=TEXT([.J1493];&quot;0.0&quot;)&amp;&quot;&lt;15&quot;" office:value-type="string" office:string-value="5,3&lt;15">
            <text:p>5,3&lt;15</text:p>
          </table:table-cell>
          <table:table-cell/>
          <table:table-cell table:style-name="ce58" table:formula="of:=[.R149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93]*[.S149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94]" office:value-type="float" office:value="7000000">
            <text:p>7,00E+06</text:p>
          </table:table-cell>
          <table:table-cell table:style-name="ce44"/>
          <table:table-cell table:style-name="ce52" table:formula="of:=(([.G1494]-[.N1494])-[.C1494])/[.C1494]*100" office:value-type="float" office:value="0">
            <text:p>0,0</text:p>
          </table:table-cell>
          <table:table-cell table:style-name="ce52" table:formula="of:=1.1+SQRT([.O1494]^2+[.I1494]^2)" office:value-type="float" office:value="5.1">
            <text:p>5,1</text:p>
          </table:table-cell>
          <table:table-cell table:formula="of:=TEXT([.J1494];&quot;0.0&quot;)&amp;&quot;&lt;15&quot;" office:value-type="string" office:string-value="5,1&lt;15">
            <text:p>5,1&lt;15</text:p>
          </table:table-cell>
          <table:table-cell/>
          <table:table-cell table:style-name="ce58" table:formula="of:=[.R149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4]*[.S149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95]" office:value-type="float" office:value="69000000">
            <text:p>6,90E+07</text:p>
          </table:table-cell>
          <table:table-cell table:style-name="ce44"/>
          <table:table-cell table:style-name="ce52" table:formula="of:=(([.G1495]-[.N1495])-[.C1495])/[.C1495]*100" office:value-type="float" office:value="-1.42857142857143">
            <text:p>-1,4</text:p>
          </table:table-cell>
          <table:table-cell table:style-name="ce52" table:formula="of:=1.1+SQRT([.O1495]^2+[.I1495]^2)" office:value-type="float" office:value="5.34744821351957">
            <text:p>5,3</text:p>
          </table:table-cell>
          <table:table-cell table:formula="of:=TEXT([.J1495];&quot;0.0&quot;)&amp;&quot;&lt;15&quot;" office:value-type="string" office:string-value="5,3&lt;15">
            <text:p>5,3&lt;15</text:p>
          </table:table-cell>
          <table:table-cell/>
          <table:table-cell table:style-name="ce58" table:formula="of:=[.R149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495]*[.S149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96]" office:value-type="float" office:value="700000000">
            <text:p>7,00E+08</text:p>
          </table:table-cell>
          <table:table-cell table:style-name="ce44"/>
          <table:table-cell table:style-name="ce52" table:formula="of:=(([.G1496]-[.N1496])-[.C1496])/[.C1496]*100" office:value-type="float" office:value="0">
            <text:p>0,0</text:p>
          </table:table-cell>
          <table:table-cell table:style-name="ce52" table:formula="of:=1.1+SQRT([.O1496]^2+[.I1496]^2)" office:value-type="float" office:value="5.1">
            <text:p>5,1</text:p>
          </table:table-cell>
          <table:table-cell table:formula="of:=TEXT([.J1496];&quot;0.0&quot;)&amp;&quot;&lt;15&quot;" office:value-type="string" office:string-value="5,1&lt;15">
            <text:p>5,1&lt;15</text:p>
          </table:table-cell>
          <table:table-cell/>
          <table:table-cell table:style-name="ce58" table:formula="of:=[.R149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96]*[.S149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97]" office:value-type="float" office:value="7000000000">
            <text:p>7,00E+09</text:p>
          </table:table-cell>
          <table:table-cell table:style-name="ce44"/>
          <table:table-cell table:style-name="ce52" table:formula="of:=(([.G1497]-[.N1497])-[.C1497])/[.C1497]*100" office:value-type="float" office:value="0">
            <text:p>0,0</text:p>
          </table:table-cell>
          <table:table-cell table:style-name="ce52" table:formula="of:=1.1+SQRT([.O1497]^2+[.I1497]^2)" office:value-type="float" office:value="5.1">
            <text:p>5,1</text:p>
          </table:table-cell>
          <table:table-cell table:formula="of:=TEXT([.J149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9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97]*[.S149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05]" office:value-type="float" office:value="98" table:number-columns-spanned="1" table:number-rows-spanned="3">
            <text:p>9,80E+01</text:p>
          </table:table-cell>
          <table:table-cell table:style-name="ce46" table:formula="of:=[.M1505]" office:value-type="float" office:value="800">
            <text:p>8,00E+02</text:p>
          </table:table-cell>
          <table:table-cell table:style-name="ce46" table:formula="of:=[.G1505]-[.N1505]" office:value-type="float" office:value="702">
            <text:p>7,02E+02</text:p>
          </table:table-cell>
          <table:table-cell table:style-name="ce52" table:formula="of:=(([.G1505]-[.N1505])-[.C1505])/[.C1505]*100" office:value-type="float" office:value="0.285714285714302">
            <text:p>0,3</text:p>
          </table:table-cell>
          <table:table-cell table:style-name="ce52" table:formula="of:=1.1+SQRT([.O1505]^2+[.I1505]^2)" office:value-type="float" office:value="6.10815661227375">
            <text:p>6,1</text:p>
          </table:table-cell>
          <table:table-cell table:formula="of:=TEXT([.J150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505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05]*[.S150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06]" office:value-type="float" office:value="7100">
            <text:p>7,10E+03</text:p>
          </table:table-cell>
          <table:table-cell table:style-name="ce46" table:formula="of:=[.G1506]-[.N1506]" office:value-type="float" office:value="7002">
            <text:p>7,00E+03</text:p>
          </table:table-cell>
          <table:table-cell table:style-name="ce52" table:formula="of:=(([.G1506]-[.N1506])-[.C1506])/[.C1506]*100" office:value-type="float" office:value="0.0285714285714286">
            <text:p>0,0</text:p>
          </table:table-cell>
          <table:table-cell table:style-name="ce52" table:formula="of:=1.1+SQRT([.O1506]^2+[.I1506]^2)" office:value-type="float" office:value="6.10008163198668">
            <text:p>6,1</text:p>
          </table:table-cell>
          <table:table-cell table:formula="of:=TEXT([.J1506];&quot;0.0&quot;)&amp;&quot;&lt;15&quot;" office:value-type="string" office:string-value="6,1&lt;15">
            <text:p>6,1&lt;15</text:p>
          </table:table-cell>
          <table:table-cell/>
          <table:table-cell table:style-name="ce58" table:formula="of:=[.R1506]*10^3+100" office:value-type="float" office:value="7100">
            <text:p>7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06]*[.S150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07]" office:value-type="float" office:value="72100">
            <text:p>7,21E+04</text:p>
          </table:table-cell>
          <table:table-cell table:style-name="ce46" table:formula="of:=[.G1507]-[.N1507]" office:value-type="float" office:value="72002">
            <text:p>7,20E+04</text:p>
          </table:table-cell>
          <table:table-cell table:style-name="ce52" table:formula="of:=(([.G1507]-[.N1507])-[.C1507])/[.C1507]*100" office:value-type="float" office:value="2.86">
            <text:p>2,9</text:p>
          </table:table-cell>
          <table:table-cell table:style-name="ce52" table:formula="of:=1.1+SQRT([.O1507]^2+[.I1507]^2)" office:value-type="float" office:value="6.01727566849775">
            <text:p>6,0</text:p>
          </table:table-cell>
          <table:table-cell table:formula="of:=TEXT([.J1507];&quot;0.0&quot;)&amp;&quot;&lt;15&quot;" office:value-type="string" office:string-value="6,0&lt;15">
            <text:p>6,0&lt;15</text:p>
          </table:table-cell>
          <table:table-cell/>
          <table:table-cell table:style-name="ce58" table:formula="of:=[.R1507]*10^3+100" office:value-type="float" office:value="72100">
            <text:p>72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07]*[.S150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08]" office:value-type="float" office:value="700000">
            <text:p>7,00E+05</text:p>
          </table:table-cell>
          <table:table-cell table:style-name="ce44"/>
          <table:table-cell table:style-name="ce52" table:formula="of:=(([.G1508]-[.N1508])-[.C1508])/[.C1508]*100" office:value-type="float" office:value="0">
            <text:p>0,0</text:p>
          </table:table-cell>
          <table:table-cell table:style-name="ce52" table:formula="of:=1.1+SQRT([.O1508]^2+[.I1508]^2)" office:value-type="float" office:value="5.1">
            <text:p>5,1</text:p>
          </table:table-cell>
          <table:table-cell table:formula="of:=TEXT([.J1508];&quot;0.0&quot;)&amp;&quot;&lt;15&quot;" office:value-type="string" office:string-value="5,1&lt;15">
            <text:p>5,1&lt;15</text:p>
          </table:table-cell>
          <table:table-cell/>
          <table:table-cell table:style-name="ce58" table:formula="of:=[.R150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508]*[.S150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09]" office:value-type="float" office:value="7100000">
            <text:p>7,10E+06</text:p>
          </table:table-cell>
          <table:table-cell table:style-name="ce44"/>
          <table:table-cell table:style-name="ce52" table:formula="of:=(([.G1509]-[.N1509])-[.C1509])/[.C1509]*100" office:value-type="float" office:value="1.42857142857143">
            <text:p>1,4</text:p>
          </table:table-cell>
          <table:table-cell table:style-name="ce52" table:formula="of:=1.1+SQRT([.O1509]^2+[.I1509]^2)" office:value-type="float" office:value="5.34744821351957">
            <text:p>5,3</text:p>
          </table:table-cell>
          <table:table-cell table:formula="of:=TEXT([.J1509];&quot;0.0&quot;)&amp;&quot;&lt;15&quot;" office:value-type="string" office:string-value="5,3&lt;15">
            <text:p>5,3&lt;15</text:p>
          </table:table-cell>
          <table:table-cell/>
          <table:table-cell table:style-name="ce58" table:formula="of:=[.R1509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509]*[.S150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10]" office:value-type="float" office:value="70000000">
            <text:p>7,00E+07</text:p>
          </table:table-cell>
          <table:table-cell table:style-name="ce44"/>
          <table:table-cell table:style-name="ce52" table:formula="of:=(([.G1510]-[.N1510])-[.C1510])/[.C1510]*100" office:value-type="float" office:value="0">
            <text:p>0,0</text:p>
          </table:table-cell>
          <table:table-cell table:style-name="ce52" table:formula="of:=1.1+SQRT([.O1510]^2+[.I1510]^2)" office:value-type="float" office:value="5.1">
            <text:p>5,1</text:p>
          </table:table-cell>
          <table:table-cell table:formula="of:=TEXT([.J1510];&quot;0.0&quot;)&amp;&quot;&lt;15&quot;" office:value-type="string" office:string-value="5,1&lt;15">
            <text:p>5,1&lt;15</text:p>
          </table:table-cell>
          <table:table-cell/>
          <table:table-cell table:style-name="ce58" table:formula="of:=[.R151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10]*[.S151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11]" office:value-type="float" office:value="700000000">
            <text:p>7,00E+08</text:p>
          </table:table-cell>
          <table:table-cell table:style-name="ce44"/>
          <table:table-cell table:style-name="ce52" table:formula="of:=(([.G1511]-[.N1511])-[.C1511])/[.C1511]*100" office:value-type="float" office:value="0">
            <text:p>0,0</text:p>
          </table:table-cell>
          <table:table-cell table:style-name="ce52" table:formula="of:=1.1+SQRT([.O1511]^2+[.I1511]^2)" office:value-type="float" office:value="5.1">
            <text:p>5,1</text:p>
          </table:table-cell>
          <table:table-cell table:formula="of:=TEXT([.J1511];&quot;0.0&quot;)&amp;&quot;&lt;15&quot;" office:value-type="string" office:string-value="5,1&lt;15">
            <text:p>5,1&lt;15</text:p>
          </table:table-cell>
          <table:table-cell/>
          <table:table-cell table:style-name="ce58" table:formula="of:=[.R151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11]*[.S151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12]" office:value-type="float" office:value="6900000000">
            <text:p>6,90E+09</text:p>
          </table:table-cell>
          <table:table-cell table:style-name="ce44"/>
          <table:table-cell table:style-name="ce52" table:formula="of:=(([.G1512]-[.N1512])-[.C1512])/[.C1512]*100" office:value-type="float" office:value="-1.42857142857143">
            <text:p>-1,4</text:p>
          </table:table-cell>
          <table:table-cell table:style-name="ce52" table:formula="of:=1.1+SQRT([.O1512]^2+[.I1512]^2)" office:value-type="float" office:value="5.34744821351957">
            <text:p>5,3</text:p>
          </table:table-cell>
          <table:table-cell table:formula="of:=TEXT([.J151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512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12]*[.S151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20]" office:value-type="float" office:value="103" table:number-columns-spanned="1" table:number-rows-spanned="3">
            <text:p>1,03E+02</text:p>
          </table:table-cell>
          <table:table-cell table:style-name="ce46" table:formula="of:=[.M1520]" office:value-type="float" office:value="800">
            <text:p>8,00E+02</text:p>
          </table:table-cell>
          <table:table-cell table:style-name="ce46" table:formula="of:=[.G1520]-[.N1520]" office:value-type="float" office:value="697">
            <text:p>6,97E+02</text:p>
          </table:table-cell>
          <table:table-cell table:style-name="ce52" table:formula="of:=(([.G1520]-[.N1520])-[.C1520])/[.C1520]*100" office:value-type="float" office:value="-0.428571428571412">
            <text:p>-0,4</text:p>
          </table:table-cell>
          <table:table-cell table:style-name="ce52" table:formula="of:=1.1+SQRT([.O1520]^2+[.I1520]^2)" office:value-type="float" office:value="6.11833373435723">
            <text:p>6,1</text:p>
          </table:table-cell>
          <table:table-cell table:formula="of:=TEXT([.J1520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520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20]*[.S152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21]" office:value-type="float" office:value="7000">
            <text:p>7,00E+03</text:p>
          </table:table-cell>
          <table:table-cell table:style-name="ce46" table:formula="of:=[.G1521]-[.N1521]" office:value-type="float" office:value="6897">
            <text:p>6,90E+03</text:p>
          </table:table-cell>
          <table:table-cell table:style-name="ce52" table:formula="of:=(([.G1521]-[.N1521])-[.C1521])/[.C1521]*100" office:value-type="float" office:value="-1.47142857142857">
            <text:p>-1,5</text:p>
          </table:table-cell>
          <table:table-cell table:style-name="ce52" table:formula="of:=1.1+SQRT([.O1521]^2+[.I1521]^2)" office:value-type="float" office:value="6.3120151612228">
            <text:p>6,3</text:p>
          </table:table-cell>
          <table:table-cell table:formula="of:=TEXT([.J1521];&quot;0.0&quot;)&amp;&quot;&lt;15&quot;" office:value-type="string" office:string-value="6,3&lt;15">
            <text:p>6,3&lt;15</text:p>
          </table:table-cell>
          <table:table-cell/>
          <table:table-cell table:style-name="ce58" table:formula="of:=[.R1521]*10^3+100" office:value-type="float" office:value="7000">
            <text:p>70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521]*[.S152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22]" office:value-type="float" office:value="70100">
            <text:p>7,01E+04</text:p>
          </table:table-cell>
          <table:table-cell table:style-name="ce46" table:formula="of:=[.G1522]-[.N1522]" office:value-type="float" office:value="69997">
            <text:p>7,00E+04</text:p>
          </table:table-cell>
          <table:table-cell table:style-name="ce52" table:formula="of:=(([.G1522]-[.N1522])-[.C1522])/[.C1522]*100" office:value-type="float" office:value="-0.00428571428571429">
            <text:p>0,0</text:p>
          </table:table-cell>
          <table:table-cell table:style-name="ce52" table:formula="of:=1.1+SQRT([.O1522]^2+[.I1522]^2)" office:value-type="float" office:value="5.10000229591771">
            <text:p>5,1</text:p>
          </table:table-cell>
          <table:table-cell table:formula="of:=TEXT([.J1522];&quot;0.0&quot;)&amp;&quot;&lt;15&quot;" office:value-type="string" office:string-value="5,1&lt;15">
            <text:p>5,1&lt;15</text:p>
          </table:table-cell>
          <table:table-cell/>
          <table:table-cell table:style-name="ce58" table:formula="of:=[.R1522]*10^3+100" office:value-type="float" office:value="70100">
            <text:p>70100</text:p>
          </table:table-cell>
          <table:table-cell table:style-name="ce62" table:formula="of:=[.N1520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522]*[.S152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23]" office:value-type="float" office:value="690000">
            <text:p>6,90E+05</text:p>
          </table:table-cell>
          <table:table-cell table:style-name="ce44"/>
          <table:table-cell table:style-name="ce52" table:formula="of:=(([.G1523]-[.N1523])-[.C1523])/[.C1523]*100" office:value-type="float" office:value="-1.42857142857143">
            <text:p>-1,4</text:p>
          </table:table-cell>
          <table:table-cell table:style-name="ce52" table:formula="of:=1.1+SQRT([.O1523]^2+[.I1523]^2)" office:value-type="float" office:value="5.34744821351957">
            <text:p>5,3</text:p>
          </table:table-cell>
          <table:table-cell table:formula="of:=TEXT([.J1523];&quot;0.0&quot;)&amp;&quot;&lt;15&quot;" office:value-type="string" office:string-value="5,3&lt;15">
            <text:p>5,3&lt;15</text:p>
          </table:table-cell>
          <table:table-cell/>
          <table:table-cell table:style-name="ce58" table:formula="of:=[.R152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523]*[.S152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24]" office:value-type="float" office:value="7000000">
            <text:p>7,00E+06</text:p>
          </table:table-cell>
          <table:table-cell table:style-name="ce44"/>
          <table:table-cell table:style-name="ce52" table:formula="of:=(([.G1524]-[.N1524])-[.C1524])/[.C1524]*100" office:value-type="float" office:value="0">
            <text:p>0,0</text:p>
          </table:table-cell>
          <table:table-cell table:style-name="ce52" table:formula="of:=1.1+SQRT([.O1524]^2+[.I1524]^2)" office:value-type="float" office:value="5.1">
            <text:p>5,1</text:p>
          </table:table-cell>
          <table:table-cell table:formula="of:=TEXT([.J1524];&quot;0.0&quot;)&amp;&quot;&lt;15&quot;" office:value-type="string" office:string-value="5,1&lt;15">
            <text:p>5,1&lt;15</text:p>
          </table:table-cell>
          <table:table-cell/>
          <table:table-cell table:style-name="ce58" table:formula="of:=[.R152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524]*[.S152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25]" office:value-type="float" office:value="69000000">
            <text:p>6,90E+07</text:p>
          </table:table-cell>
          <table:table-cell table:style-name="ce44"/>
          <table:table-cell table:style-name="ce52" table:formula="of:=(([.G1525]-[.N1525])-[.C1525])/[.C1525]*100" office:value-type="float" office:value="-1.42857142857143">
            <text:p>-1,4</text:p>
          </table:table-cell>
          <table:table-cell table:style-name="ce52" table:formula="of:=1.1+SQRT([.O1525]^2+[.I1525]^2)" office:value-type="float" office:value="5.34744821351957">
            <text:p>5,3</text:p>
          </table:table-cell>
          <table:table-cell table:formula="of:=TEXT([.J1525];&quot;0.0&quot;)&amp;&quot;&lt;15&quot;" office:value-type="string" office:string-value="5,3&lt;15">
            <text:p>5,3&lt;15</text:p>
          </table:table-cell>
          <table:table-cell/>
          <table:table-cell table:style-name="ce58" table:formula="of:=[.R152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525]*[.S152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26]" office:value-type="float" office:value="700000000">
            <text:p>7,00E+08</text:p>
          </table:table-cell>
          <table:table-cell table:style-name="ce44"/>
          <table:table-cell table:style-name="ce52" table:formula="of:=(([.G1526]-[.N1526])-[.C1526])/[.C1526]*100" office:value-type="float" office:value="0">
            <text:p>0,0</text:p>
          </table:table-cell>
          <table:table-cell table:style-name="ce52" table:formula="of:=1.1+SQRT([.O1526]^2+[.I1526]^2)" office:value-type="float" office:value="5.1">
            <text:p>5,1</text:p>
          </table:table-cell>
          <table:table-cell table:formula="of:=TEXT([.J1526];&quot;0.0&quot;)&amp;&quot;&lt;15&quot;" office:value-type="string" office:string-value="5,1&lt;15">
            <text:p>5,1&lt;15</text:p>
          </table:table-cell>
          <table:table-cell/>
          <table:table-cell table:style-name="ce58" table:formula="of:=[.R152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26]*[.S152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27]" office:value-type="float" office:value="6900000000">
            <text:p>6,90E+09</text:p>
          </table:table-cell>
          <table:table-cell table:style-name="ce44"/>
          <table:table-cell table:style-name="ce52" table:formula="of:=(([.G1527]-[.N1527])-[.C1527])/[.C1527]*100" office:value-type="float" office:value="-1.42857142857143">
            <text:p>-1,4</text:p>
          </table:table-cell>
          <table:table-cell table:style-name="ce52" table:formula="of:=1.1+SQRT([.O1527]^2+[.I1527]^2)" office:value-type="float" office:value="5.34744821351957">
            <text:p>5,3</text:p>
          </table:table-cell>
          <table:table-cell table:formula="of:=TEXT([.J1527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527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27]*[.S1527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7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7P0" style:volatile="true" number:language="ru" number:country="RU">
      <number:number number:decimal-places="0" number:min-integer-digits="1" number:grouping="true"/>
      <number:text>    </number:text>
    </number:number-style>
    <number:number-style style:name="N8147P1" style:volatile="true" number:language="ru" number:country="RU">
      <number:number number:decimal-places="0" number:min-integer-digits="1" number:grouping="true"/>
      <number:text>    </number:text>
    </number:number-style>
    <number:number-style style:name="N8147P2" style:volatile="true" number:language="ru" number:country="RU">
      <number:text>-    </number:text>
    </number:number-style>
    <number:text-style style:name="N8147" number:language="ru" number:country="RU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50P0" style:volatile="true" number:language="ru" number:country="RU"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-р. </number:text>
    </number:number-style>
    <number:text-style style:name="N8150" number:language="ru" number:country="RU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3P0" style:volatile="true" number:language="ru" number:country="RU">
      <number:number number:decimal-places="2" number:min-integer-digits="1" number:grouping="true"/>
      <number:text>    </number:text>
    </number:number-style>
    <number:number-style style:name="N8153P1" style:volatile="true" number:language="ru" number:country="RU">
      <number:number number:decimal-places="2" number:min-integer-digits="1" number:grouping="true"/>
      <number:text>    </number:text>
    </number:number-style>
    <number:number-style style:name="N815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53" number:language="ru" number:country="RU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6P0" style:volatile="true" number:language="ru" number:country="RU">
      <number:number number:decimal-places="2" number:min-integer-digits="1" number:grouping="true"/>
      <number:text>р. </number:text>
    </number:number-style>
    <number:number-style style:name="N8156P1" style:volatile="true" number:language="ru" number:country="RU">
      <number:number number:decimal-places="2" number:min-integer-digits="1" number:grouping="true"/>
      <number:text>р. </number:text>
    </number:number-style>
    <number:number-style style:name="N815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56" number:language="ru" number:country="RU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12.11.2018</text:date>, <text:time>15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2T15:09:52.23</dc:date>
    <meta:generator>OpenOffice/4.1.4$Win32 OpenOffice.org_project/414m5$Build-9788</meta:generator>
    <meta:editing-duration>PT12H44M11S</meta:editing-duration>
    <meta:editing-cycles>11</meta:editing-cycles>
    <meta:document-statistic meta:table-count="1" meta:cell-count="14815" meta:object-count="0"/>
  </office:meta>
</office:document-meta>
</file>